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5008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7.4354in"/>
    </style:style>
    <style:style style:name="co4" style:family="table-column">
      <style:table-column-properties fo:break-before="auto" style:column-width="0.7898in"/>
    </style:style>
    <style:style style:name="co5" style:family="table-column">
      <style:table-column-properties fo:break-before="auto" style:column-width="0.6917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18in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PageStyle_5f_B">
      <style:table-properties table:display="true" style:writing-mode="lr-tb"/>
    </style:style>
    <style:style style:name="ce1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normal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30pt" fo:font-style="normal" fo:text-shadow="none" style:text-underline-style="none" fo:font-weight="normal" style:font-size-asian="30pt" style:font-style-asian="normal" style:font-weight-asian="normal" style:font-name-complex="Arial1" style:font-size-complex="30pt" style:font-style-complex="normal" style:font-weight-complex="normal"/>
    </style:style>
    <style:style style:name="ce9" style:family="table-cell" style:parent-style-name="normal" style:data-style-name="N1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normal" style:data-style-name="N1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normal" style:data-style-name="N10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" table:style-name="ta1" table:print-ranges="A.B2:A.C369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10"/>
        <table:table-column table:style-name="co4" table:number-columns-repeated="250" table:default-cell-style-name="ce2"/>
        <table:table-row table:style-name="ro1">
          <table:table-cell table:style-name="Default"/>
          <table:table-cell table:style-name="ce4" table:formula="oooc:=NOW()" office:value-type="date" office:date-value="2006-04-19T19:28:28.39">
            <text:p>04/19/2006</text:p>
          </table:table-cell>
          <table:table-cell table:style-name="ce6"/>
          <table:table-cell table:style-name="Default" table:number-columns-repeated="253"/>
        </table:table-row>
        <table:table-row table:style-name="ro1">
          <table:table-cell table:style-name="Default" table:number-columns-repeated="2"/>
          <table:table-cell table:style-name="ce6" office:value-type="string">
            <text:p>HAWS EDC AutoCAD KEYBOARD COMMANDS</text:p>
          </table:table-cell>
          <table:table-cell table:style-name="ce5" office:value-type="string">
            <text:p>INDIV. <text:s/>PRICES</text:p>
          </table:table-cell>
          <table:table-cell table:style-name="ce5" office:value-type="string">
            <text:p>TOTAL PRICES</text:p>
          </table:table-cell>
          <table:table-cell table:style-name="ce5" office:value-type="string">
            <text:p>GROUP PRICES</text:p>
          </table:table-cell>
          <table:table-cell table:style-name="Default" table:number-columns-repeated="250"/>
        </table:table-row>
        <table:table-row table:style-name="ro1">
          <table:table-cell table:style-name="Default" office:value-type="float" office:value="31">
            <text:p>31</text:p>
          </table:table-cell>
          <table:table-cell table:style-name="ce5" office:value-type="string">
            <text:p><text:s text:c="4"/>COMMAND GROUPS--</text:p>
          </table:table-cell>
          <table:table-cell table:style-name="ce7"/>
          <table:table-cell table:style-name="ce9"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string">
            <text:p>BLOCK MANAGEMENT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3">
          <table:table-cell table:style-name="ce1" office:value-type="float" office:value="28">
            <text:p>28</text:p>
          </table:table-cell>
          <table:table-cell office:value-type="string">
            <text:p>CIVIL DRAFTING</text:p>
          </table:table-cell>
          <table:table-cell table:style-name="ce1"/>
          <table:table-cell table:number-columns-repeated="3"/>
          <table:table-cell table:style-name="Default" table:number-columns-repeated="250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string">
            <text:p>CONSTRUCTION NOTES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string">
            <text:p>DIMENSIONING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string">
            <text:p>DRAWING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string">
            <text:p>EDITING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string">
            <text:p>HORIZONTAL CONTROL AND COORDINATE GEOMETRY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string">
            <text:p>INQUIRY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string">
            <text:p>LAYER MANAGEMENT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string">
            <text:p>MISCELLANEOUS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OPERATING SYSTEM COMMANDS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string">
            <text:p>PLOTTING AND SAVING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17.5">
            <text:p>17.5</text:p>
          </table:table-cell>
          <table:table-cell office:value-type="string">
            <text:p>PROFILES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string">
            <text:p>SETUP &amp; DRAWING ENVIRONMENT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16.5">
            <text:p>16.5</text:p>
          </table:table-cell>
          <table:table-cell office:value-type="string">
            <text:p>TEXT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VIEWS &amp; ZOOMS</text:p>
          </table:table-cell>
          <table:table-cell table:style-name="ce1"/>
          <table:table-cell table:number-columns-repeated="3"/>
          <table:table-cell table:style-name="ce5"/>
          <table:table-cell table:style-name="Default" table:number-columns-repeated="249"/>
        </table:table-row>
        <table:table-row table:style-name="ro4">
          <table:table-cell table:style-name="Default" office:value-type="float" office:value="15.1">
            <text:p>15.1</text:p>
          </table:table-cell>
          <table:table-cell table:style-name="ce5" office:value-type="string">
            <text:p><text:s text:c="4"/>BLOCK MANAGEMENT--</text:p>
          </table:table-cell>
          <table:table-cell table:style-name="ce8"/>
          <table:table-cell table:style-name="ce9"/>
          <table:table-cell table:style-name="ce9" table:formula="oooc:=SUM([.D21:.D35])" office:value-type="float" office:value="0">
            <text:p>$0 </text:p>
          </table:table-cell>
          <table:table-cell table:style-name="ce9" office:value-type="float" office:value="10">
            <text:p>$10 </text:p>
          </table:table-cell>
          <table:table-cell table:number-columns-repeated="250"/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<text:s text:c="4"/>CIVIL DRAFTING--</text:p>
          </table:table-cell>
          <table:table-cell table:style-name="ce8"/>
          <table:table-cell table:style-name="ce9"/>
          <table:table-cell table:style-name="ce9" table:formula="oooc:=SUM([.D22:.D38])" office:value-type="float" office:value="5">
            <text:p>$5 </text:p>
          </table:table-cell>
          <table:table-cell table:style-name="ce9" office:value-type="float" office:value="50">
            <text:p>$50 </text:p>
          </table:table-cell>
          <table:table-cell table:style-name="ce1"/>
          <table:table-cell table:number-columns-repeated="249"/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5" office:value-type="string">
            <text:p><text:s text:c="4"/>CONSTRUCTION NOTES--</text:p>
          </table:table-cell>
          <table:table-cell table:style-name="ce8"/>
          <table:table-cell table:style-name="ce9"/>
          <table:table-cell table:style-name="ce9" table:formula="oooc:=SUM([.D23:.D47])" office:value-type="float" office:value="19">
            <text:p>$19 </text:p>
          </table:table-cell>
          <table:table-cell table:style-name="ce9" office:value-type="float" office:value="150">
            <text:p>$150 </text:p>
          </table:table-cell>
          <table:table-cell table:number-columns-repeated="250"/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<text:s text:c="4"/>DIMENSIONING--</text:p>
          </table:table-cell>
          <table:table-cell table:style-name="ce8"/>
          <table:table-cell table:style-name="ce9"/>
          <table:table-cell table:style-name="ce9" table:formula="oooc:=SUM([.D24:.D44])" office:value-type="float" office:value="17">
            <text:p>$17 </text:p>
          </table:table-cell>
          <table:table-cell table:style-name="ce9" office:value-type="float" office:value="15">
            <text:p>$15 </text:p>
          </table:table-cell>
          <table:table-cell table:number-columns-repeated="250"/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<text:s text:c="4"/>DRAWING--</text:p>
          </table:table-cell>
          <table:table-cell table:style-name="ce8"/>
          <table:table-cell table:style-name="ce9"/>
          <table:table-cell table:style-name="ce9" table:formula="oooc:=SUM([.D25:.D38])" office:value-type="float" office:value="5">
            <text:p>$5 </text:p>
          </table:table-cell>
          <table:table-cell table:style-name="ce9" office:value-type="float" office:value="5">
            <text:p>$5 </text:p>
          </table:table-cell>
          <table:table-cell table:number-columns-repeated="250"/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<text:s text:c="4"/>EDITING--</text:p>
          </table:table-cell>
          <table:table-cell table:style-name="ce8"/>
          <table:table-cell table:style-name="ce9"/>
          <table:table-cell table:style-name="ce9" table:formula="oooc:=SUM([.D26:.D66])" office:value-type="float" office:value="80">
            <text:p>$80 </text:p>
          </table:table-cell>
          <table:table-cell table:style-name="ce9" office:value-type="float" office:value="50">
            <text:p>$50 </text:p>
          </table:table-cell>
          <table:table-cell table:number-columns-repeated="250"/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<text:s text:c="4"/>HORIZONTAL CONTROL AND COORDINATE GEOMETRY--</text:p>
          </table:table-cell>
          <table:table-cell table:style-name="ce8"/>
          <table:table-cell table:style-name="ce9"/>
          <table:table-cell table:style-name="ce9" table:formula="oooc:=SUM([.D27:.D32])" office:value-type="float" office:value="0">
            <text:p>$0 </text:p>
          </table:table-cell>
          <table:table-cell table:style-name="ce9" office:value-type="float" office:value="15">
            <text:p>$15 </text:p>
          </table:table-cell>
          <table:table-cell table:number-columns-repeated="250"/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<text:s text:c="4"/>INQUIRY--</text:p>
          </table:table-cell>
          <table:table-cell table:style-name="ce8"/>
          <table:table-cell table:style-name="ce9"/>
          <table:table-cell table:style-name="ce9" table:formula="oooc:=SUM([.D28:.D39])" office:value-type="float" office:value="7">
            <text:p>$7 </text:p>
          </table:table-cell>
          <table:table-cell table:style-name="ce9" office:value-type="float" office:value="25">
            <text:p>$25 </text:p>
          </table:table-cell>
          <table:table-cell table:number-columns-repeated="250"/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<text:s text:c="4"/>LAYER MANAGEMENT--</text:p>
          </table:table-cell>
          <table:table-cell table:style-name="ce8"/>
          <table:table-cell table:style-name="ce9"/>
          <table:table-cell table:style-name="ce9" table:formula="oooc:=SUM([.D29:.D62])" office:value-type="float" office:value="72">
            <text:p>$72 </text:p>
          </table:table-cell>
          <table:table-cell table:style-name="ce9" office:value-type="float" office:value="50">
            <text:p>$50 </text:p>
          </table:table-cell>
          <table:table-cell table:number-columns-repeated="250"/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5" office:value-type="string">
            <text:p><text:s text:c="4"/>MISCELLANEOUS--</text:p>
          </table:table-cell>
          <table:table-cell table:style-name="ce8"/>
          <table:table-cell table:style-name="ce9" table:number-columns-repeated="3"/>
          <table:table-cell table:style-name="ce1"/>
          <table:table-cell table:number-columns-repeated="249"/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<text:s text:c="4"/>OPERATING SYSTEM COMMANDS--</text:p>
          </table:table-cell>
          <table:table-cell table:style-name="ce8"/>
          <table:table-cell table:style-name="ce9"/>
          <table:table-cell table:style-name="ce9" table:formula="oooc:=SUM([.D31:.D38])" office:value-type="float" office:value="5">
            <text:p>$5 </text:p>
          </table:table-cell>
          <table:table-cell table:style-name="ce9" office:value-type="float" office:value="5">
            <text:p>$5 </text:p>
          </table:table-cell>
          <table:table-cell table:style-name="ce1"/>
          <table:table-cell table:number-columns-repeated="249"/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5" office:value-type="string">
            <text:p><text:s text:c="4"/>PLOTTING AND SAVING--</text:p>
          </table:table-cell>
          <table:table-cell table:style-name="ce8"/>
          <table:table-cell table:style-name="ce9"/>
          <table:table-cell table:style-name="ce9" table:formula="oooc:=SUM([.D32:.D34])" office:value-type="float" office:value="0">
            <text:p>$0 </text:p>
          </table:table-cell>
          <table:table-cell table:style-name="ce9" office:value-type="float" office:value="25">
            <text:p>$25 </text:p>
          </table:table-cell>
          <table:table-cell table:number-columns-repeated="250"/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<text:s text:c="4"/>PROFILES--</text:p>
          </table:table-cell>
          <table:table-cell table:style-name="ce8"/>
          <table:table-cell table:style-name="ce9"/>
          <table:table-cell table:style-name="ce9" table:formula="oooc:=SUM([.D33:.D52])" office:value-type="float" office:value="41">
            <text:p>$41 </text:p>
          </table:table-cell>
          <table:table-cell table:style-name="ce9" office:value-type="float" office:value="100">
            <text:p>$100 </text:p>
          </table:table-cell>
          <table:table-cell table:number-columns-repeated="250"/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5" office:value-type="string">
            <text:p><text:s text:c="4"/>SETUP &amp; DRAWING ENVIRONMENT--</text:p>
          </table:table-cell>
          <table:table-cell table:style-name="ce8"/>
          <table:table-cell table:style-name="ce9"/>
          <table:table-cell table:style-name="ce9" table:formula="oooc:=SUM([.D34:.D95])" office:value-type="float" office:value="136">
            <text:p>$136 </text:p>
          </table:table-cell>
          <table:table-cell table:style-name="ce9" office:value-type="float" office:value="25">
            <text:p>$25 </text:p>
          </table:table-cell>
          <table:table-cell table:style-name="ce1"/>
          <table:table-cell table:number-columns-repeated="249"/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<text:s text:c="4"/>TEXT--</text:p>
          </table:table-cell>
          <table:table-cell table:style-name="ce8"/>
          <table:table-cell table:style-name="ce9"/>
          <table:table-cell table:style-name="ce9" table:formula="oooc:=SUM([.D35:.D67])" office:value-type="float" office:value="82">
            <text:p>$82 </text:p>
          </table:table-cell>
          <table:table-cell table:style-name="ce9" office:value-type="float" office:value="50">
            <text:p>$50 </text:p>
          </table:table-cell>
          <table:table-cell table:number-columns-repeated="250"/>
        </table:table-row>
        <table:table-row table:style-name="ro4">
          <table:table-cell office:value-type="float" office:value="15">
            <text:p>15</text:p>
          </table:table-cell>
          <table:table-cell table:style-name="ce5" office:value-type="string">
            <text:p><text:s text:c="4"/>VIEWS &amp; ZOOMS</text:p>
          </table:table-cell>
          <table:table-cell table:style-name="ce8"/>
          <table:table-cell table:style-name="ce9"/>
          <table:table-cell table:style-name="ce9" table:formula="oooc:=SUM([.D36:.D53])" office:value-type="float" office:value="42">
            <text:p>$42 </text:p>
          </table:table-cell>
          <table:table-cell table:style-name="ce9" office:value-type="float" office:value="10">
            <text:p>$10 </text:p>
          </table:table-cell>
          <table:table-cell table:number-columns-repeated="250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(AH)</text:p>
          </table:table-cell>
          <table:table-cell office:value-type="string">
            <text:p>Snap to a point halfway between two selected point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0</text:p>
          </table:table-cell>
          <table:table-cell office:value-type="string">
            <text:p>TILEMODE 0 and set ltscale to 1 if psltscale = 1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15">
            <text:p>15</text:p>
          </table:table-cell>
          <table:table-cell office:value-type="string">
            <text:p>1</text:p>
          </table:table-cell>
          <table:table-cell office:value-type="string">
            <text:p>TILEMODE 1 and reset ltscale if psltscale = 1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5">
            <text:p>15</text:p>
          </table:table-cell>
          <table:table-cell table:style-name="ce1" office:value-type="string">
            <text:p>10</text:p>
          </table:table-cell>
          <table:table-cell office:value-type="string">
            <text:p>Set up variables for associative dimensioning. <text:s/>0.10 inch size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5">
            <text:p>15</text:p>
          </table:table-cell>
          <table:table-cell table:style-name="ce1" office:value-type="string">
            <text:p>12</text:p>
          </table:table-cell>
          <table:table-cell office:value-type="string">
            <text:p>Set up variables for associative dimensioning. <text:s/>0.12 inch size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Default" office:value-type="float" office:value="13.1">
            <text:p>13.1</text:p>
          </table:table-cell>
          <table:table-cell office:value-type="string">
            <text:p>2L</text:p>
          </table:table-cell>
          <table:table-cell office:value-type="string">
            <text:p>Edits 2 elevations at a time with 1 input such as TC&amp;G or FF&amp;PAD when given only G or PAD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X</text:p>
          </table:table-cell>
          <table:table-cell office:value-type="string">
            <text:p>ZOOM .2X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5X</text:p>
          </table:table-cell>
          <table:table-cell office:value-type="string">
            <text:p>ZOOM .5X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9X</text:p>
          </table:table-cell>
          <table:table-cell office:value-type="string">
            <text:p>ZOOM .9X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office:value-type="string">
            <text:p>Arc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A</text:p>
          </table:table-cell>
          <table:table-cell office:value-type="string">
            <text:p>Active angle. Set snapangl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AAR</text:p>
          </table:table-cell>
          <table:table-cell table:style-name="ce1" office:value-type="string">
            <text:p>Draw curved leader as one entity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Add a text string to the end of another text string.</text:p>
          </table:table-cell>
          <table:table-cell office:value-type="float" office:value="5">
            <text:p>$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DT</text:p>
          </table:table-cell>
          <table:table-cell office:value-type="string">
            <text:p>Attdia toggl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EE</text:p>
          </table:table-cell>
          <table:table-cell office:value-type="string">
            <text:p>Area of entity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3">
            <text:p>13</text:p>
          </table:table-cell>
          <table:table-cell table:style-name="ce1" office:value-type="string">
            <text:p>AET</text:p>
          </table:table-cell>
          <table:table-cell table:style-name="ce1" office:value-type="string">
            <text:p>Area of entity. <text:s/>Add text to drawing.</text:p>
          </table:table-cell>
          <table:table-cell office:value-type="float" office:value="5">
            <text:p>$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L</text:p>
          </table:table-cell>
          <table:table-cell office:value-type="string">
            <text:p>List radius, length, delta, and tangent of an arc or pline. <text:s/>List length of a circle or line.</text:p>
          </table:table-cell>
          <table:table-cell office:value-type="float" office:value="10">
            <text:p>$10 </text:p>
          </table:table-cell>
          <table:table-cell table:number-columns-repeated="252"/>
        </table:table-row>
        <table:table-row table:style-name="ro3">
          <table:table-cell table:style-name="ce1" office:value-type="float" office:value="13">
            <text:p>13</text:p>
          </table:table-cell>
          <table:table-cell office:value-type="string">
            <text:p>AP</text:p>
          </table:table-cell>
          <table:table-cell office:value-type="string">
            <text:p>Aperture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R</text:p>
          </table:table-cell>
          <table:table-cell office:value-type="string">
            <text:p>Array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S</text:p>
          </table:table-cell>
          <table:table-cell office:value-type="string">
            <text:p>Layer set by pickin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3">
            <text:p>13</text:p>
          </table:table-cell>
          <table:table-cell table:style-name="ce1" office:value-type="string">
            <text:p>AT</text:p>
          </table:table-cell>
          <table:table-cell table:style-name="ce1" office:value-type="string">
            <text:p>Arc text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3">
            <text:p>13</text:p>
          </table:table-cell>
          <table:table-cell office:value-type="string">
            <text:p>B</text:p>
          </table:table-cell>
          <table:table-cell office:value-type="string">
            <text:p>Break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13">
            <text:p>13</text:p>
          </table:table-cell>
          <table:table-cell office:value-type="string">
            <text:p>BB</text:p>
          </table:table-cell>
          <table:table-cell office:value-type="string">
            <text:p>Bubble note circle with text inside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Default" office:value-type="float" office:value="11.1">
            <text:p>11.1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Label a line with bearing and distance.</text:p>
          </table:table-cell>
          <table:table-cell office:value-type="float" office:value="10">
            <text:p>$10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table:style-name="ce1" office:value-type="string">
            <text:p>BDL</text:p>
          </table:table-cell>
          <table:table-cell table:style-name="ce1" office:value-type="string">
            <text:p>Bearing and distance of a line on a leader.</text:p>
          </table:table-cell>
          <table:table-cell office:value-type="float" office:value="10">
            <text:p>$10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table:style-name="ce1" office:value-type="string">
            <text:p>BDP</text:p>
          </table:table-cell>
          <table:table-cell table:style-name="ce1" office:value-type="string">
            <text:p>Label the bearing and distance between two picked points.</text:p>
          </table:table-cell>
          <table:table-cell table:style-name="ce11" table:number-columns-repeated="3"/>
          <table:table-cell table:number-columns-repeated="250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ERM</text:p>
          </table:table-cell>
          <table:table-cell office:value-type="string">
            <text:p>Draws a berm (crow's foot) symbol. <text:s/>Requires BERM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11">
            <text:p>11</text:p>
          </table:table-cell>
          <table:table-cell office:value-type="string">
            <text:p>BF</text:p>
          </table:table-cell>
          <table:table-cell office:value-type="string">
            <text:p>Break First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L</text:p>
          </table:table-cell>
          <table:table-cell office:value-type="string">
            <text:p>Block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L0</text:p>
          </table:table-cell>
          <table:table-cell office:value-type="string">
            <text:p>Block to layer 0. <text:s/>Redefine a block putting all its sub-entities on layer 0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M</text:p>
          </table:table-cell>
          <table:table-cell office:value-type="string">
            <text:p>Brkmatch. <text:s/>Break a line, filling the gap to match another entity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1">
            <text:p>11</text:p>
          </table:table-cell>
          <table:table-cell office:value-type="string">
            <text:p>BOXL</text:p>
          </table:table-cell>
          <table:table-cell office:value-type="string">
            <text:p>Box bubble note on NOTES layer. <text:s/>Requires R-BOX.DWG &amp; L-BOX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OXLS</text:p>
          </table:table-cell>
          <table:table-cell office:value-type="string">
            <text:p>Box bubble note with station or quantity on NOTES layer. <text:s/>Requires R-BOX.DWG &amp; L-BOX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BRK</text:p>
          </table:table-cell>
          <table:table-cell table:style-name="ce1" office:value-type="string">
            <text:p>Break two objects where they intersect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URST</text:p>
          </table:table-cell>
          <table:table-cell office:value-type="string">
            <text:p>Explode attributes to text. <text:s/>Explode blocks changing any attributes into text without losing attribute values.</text:p>
          </table:table-cell>
          <table:table-cell office:value-type="float" office:value="0">
            <text:p>$0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1">
            <text:p>11</text:p>
          </table:table-cell>
          <table:table-cell table:style-name="ce1" office:value-type="string">
            <text:p>BW</text:p>
          </table:table-cell>
          <table:table-cell table:style-name="ce1" office:value-type="string">
            <text:p>Backwards. <text:s/>Draw a leader from a bubble note to an additional point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X</text:p>
          </table:table-cell>
          <table:table-cell office:value-type="string">
            <text:p>Draw a pline box given two corners; rotate if needed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Circl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11">
            <text:p>11</text:p>
          </table:table-cell>
          <table:table-cell office:value-type="string">
            <text:p>C2</text:p>
          </table:table-cell>
          <table:table-cell office:value-type="string">
            <text:p>Circle by two points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1">
            <text:p>11</text:p>
          </table:table-cell>
          <table:table-cell office:value-type="string">
            <text:p>CD</text:p>
          </table:table-cell>
          <table:table-cell office:value-type="string">
            <text:p>Curve data. <text:s/>Lists rad, len, del, and tan of an arc or pline. <text:s/>List length of a circle or line.</text:p>
          </table:table-cell>
          <table:table-cell office:value-type="float" office:value="5">
            <text:p>$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1">
            <text:p>11</text:p>
          </table:table-cell>
          <table:table-cell office:value-type="string">
            <text:p>CET</text:p>
          </table:table-cell>
          <table:table-cell office:value-type="string">
            <text:p>Cmdecho toggl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F</text:p>
          </table:table-cell>
          <table:table-cell office:value-type="string">
            <text:p>Chamfer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1">
            <text:p>11</text:p>
          </table:table-cell>
          <table:table-cell office:value-type="string">
            <text:p>CH</text:p>
          </table:table-cell>
          <table:table-cell office:value-type="string">
            <text:p>Chang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1">
            <text:p>11</text:p>
          </table:table-cell>
          <table:table-cell table:style-name="ce1" office:value-type="string">
            <text:p>CHATTRIB</text:p>
          </table:table-cell>
          <table:table-cell table:style-name="ce1" office:value-type="string">
            <text:p>Change Value/Position/Angle/Style/Layer/Color of currently visible attribures globally.</text:p>
          </table:table-cell>
          <table:table-cell office:value-type="float" office:value="5">
            <text:p>$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1">
            <text:p>11</text:p>
          </table:table-cell>
          <table:table-cell office:value-type="string">
            <text:p>CHCOORD</text:p>
          </table:table-cell>
          <table:table-cell office:value-type="string">
            <text:p>Change any coordinate of a selection set to a uniform value.</text:p>
          </table:table-cell>
          <table:table-cell table:number-columns-repeated="253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CHDIM</text:p>
          </table:table-cell>
          <table:table-cell table:style-name="ce1" office:value-type="string">
            <text:p>Change text inside dimensions globally or update dimensions with given text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HM</text:p>
          </table:table-cell>
          <table:table-cell office:value-type="string">
            <text:p>Change objects' layer to match another object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table:style-name="ce1" office:value-type="string">
            <text:p>CHNUM</text:p>
          </table:table-cell>
          <table:table-cell table:style-name="ce1" office:value-type="string">
            <text:p>Renumber existing text sequentially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HT</text:p>
          </table:table-cell>
          <table:table-cell office:value-type="string">
            <text:p>Change text HEIGHT/JUST./LOC./ROT./OBL./STYLE/TEXT/WIDTH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table:style-name="Default" office:value-type="float" office:value="10.1">
            <text:p>10.1</text:p>
          </table:table-cell>
          <table:table-cell office:value-type="string">
            <text:p>CIRL</text:p>
          </table:table-cell>
          <table:table-cell office:value-type="string">
            <text:p>Cir bubble note on NOTES layer. <text:s/>Requires R-CIR.DWG &amp; L-CIR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10">
            <text:p>10</text:p>
          </table:table-cell>
          <table:table-cell office:value-type="string">
            <text:p>CIRLS</text:p>
          </table:table-cell>
          <table:table-cell office:value-type="string">
            <text:p>Cir bubble note with station or quantity on NOTES layer. <text:s/>Requires R-CIR.DWG &amp; L-CIR.DWG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0">
            <text:p>10</text:p>
          </table:table-cell>
          <table:table-cell office:value-type="string">
            <text:p>CL</text:p>
          </table:table-cell>
          <table:table-cell office:value-type="string">
            <text:p>Change objects to current layer by pickin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10">
            <text:p>10</text:p>
          </table:table-cell>
          <table:table-cell office:value-type="string">
            <text:p>CLD</text:p>
          </table:table-cell>
          <table:table-cell office:value-type="string">
            <text:p>Draws a revision cloud.</text:p>
          </table:table-cell>
          <table:table-cell office:value-type="float" office:value="0">
            <text:p>$0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0">
            <text:p>10</text:p>
          </table:table-cell>
          <table:table-cell table:style-name="ce1" office:value-type="string">
            <text:p>CLEAN</text:p>
          </table:table-cell>
          <table:table-cell table:style-name="ce1" office:value-type="string">
            <text:p>Clean drawing using wblock command. <text:s/>Exits drawing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MD</text:p>
          </table:table-cell>
          <table:table-cell office:value-type="string">
            <text:p>Cmddia toggl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MPRO</text:p>
          </table:table-cell>
          <table:table-cell office:value-type="string">
            <text:p>Change any property of a selection set to match another object.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3">
          <table:table-cell table:style-name="Default" office:value-type="float" office:value="9.1">
            <text:p>9.1</text:p>
          </table:table-cell>
          <table:table-cell office:value-type="string">
            <text:p>CMT</text:p>
          </table:table-cell>
          <table:table-cell office:value-type="string">
            <text:p>Change text style, layer, color, height, and slant to match another by picking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9">
            <text:p>9</text:p>
          </table:table-cell>
          <table:table-cell table:style-name="ce1" office:value-type="string">
            <text:p>CONTXT</text:p>
          </table:table-cell>
          <table:table-cell table:style-name="ce1" office:value-type="string">
            <text:p>Middle justify text on contour layer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R</text:p>
          </table:table-cell>
          <table:table-cell office:value-type="string">
            <text:p>Copyrot. <text:s/>Rotate, leaving a copy in original position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S</text:p>
          </table:table-cell>
          <table:table-cell office:value-type="string">
            <text:p>Change text string to match another by picking.</text:p>
          </table:table-cell>
          <table:table-cell office:value-type="float" office:value="5">
            <text:p>$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T</text:p>
          </table:table-cell>
          <table:table-cell office:value-type="string">
            <text:p>Circle by tangent, tangent, and radiu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Default" office:value-type="float" office:value="8.1">
            <text:p>8.1</text:p>
          </table:table-cell>
          <table:table-cell office:value-type="string">
            <text:p>CU</text:p>
          </table:table-cell>
          <table:table-cell office:value-type="string">
            <text:p>Copy Up. <text:s/>Copies an object straight up or down. <text:s/>Acts like offset for profile lines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table:style-name="ce1" office:value-type="float" office:value="8">
            <text:p>8</text:p>
          </table:table-cell>
          <table:table-cell office:value-type="string">
            <text:p>CURVE</text:p>
          </table:table-cell>
          <table:table-cell office:value-type="string">
            <text:p>Draws an arc with a requested length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8">
            <text:p>8</text:p>
          </table:table-cell>
          <table:table-cell office:value-type="string">
            <text:p>CW</text:p>
          </table:table-cell>
          <table:table-cell office:value-type="string">
            <text:p>Pedit width change for a group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X</text:p>
          </table:table-cell>
          <table:table-cell office:value-type="string">
            <text:p>Copy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1</text:p>
          </table:table-cell>
          <table:table-cell office:value-type="string">
            <text:p>Toggle suppressing dimension extension 1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2</text:p>
          </table:table-cell>
          <table:table-cell office:value-type="string">
            <text:p>Toggle suppressing dimension extension 2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A</text:p>
          </table:table-cell>
          <table:table-cell office:value-type="string">
            <text:p>Dimension aligned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ANG</text:p>
          </table:table-cell>
          <table:table-cell office:value-type="string">
            <text:p>Dimension Angular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8">
            <text:p>8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ut a date stamp on the standard border. <text:s/>Works only with an <text:s/>unscaled border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C</text:p>
          </table:table-cell>
          <table:table-cell office:value-type="string">
            <text:p>Dimension Center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8">
            <text:p>8</text:p>
          </table:table-cell>
          <table:table-cell office:value-type="string">
            <text:p>DD</text:p>
          </table:table-cell>
          <table:table-cell office:value-type="string">
            <text:p>Donut with no hol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EL</text:p>
          </table:table-cell>
          <table:table-cell office:value-type="string">
            <text:p>Delete a fil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H</text:p>
          </table:table-cell>
          <table:table-cell office:value-type="string">
            <text:p>Dimension Horizontal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I</text:p>
          </table:table-cell>
          <table:table-cell office:value-type="string">
            <text:p>Distanc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IA</text:p>
          </table:table-cell>
          <table:table-cell office:value-type="string">
            <text:p>Toggle cmddia, filedia, attdia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string">
            <text:p>DIAL</text:p>
          </table:table-cell>
          <table:table-cell table:style-name="ce1" office:value-type="string">
            <text:p>Dia bubble note on NOTES layer. <text:s/>Requires R-DIA.DWG &amp; L-DIA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string">
            <text:p>DIALS</text:p>
          </table:table-cell>
          <table:table-cell table:style-name="ce1" office:value-type="string">
            <text:p>Dia bubble note with station or quantity on NOTES layer. <text:s/>Requires R-DIA.DWG &amp; L-DIA.DWG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8">
            <text:p>8</text:p>
          </table:table-cell>
          <table:table-cell office:value-type="string">
            <text:p>DIR</text:p>
          </table:table-cell>
          <table:table-cell office:value-type="string">
            <text:p>Display current directory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8">
            <text:p>8</text:p>
          </table:table-cell>
          <table:table-cell office:value-type="string">
            <text:p>DL</text:p>
          </table:table-cell>
          <table:table-cell office:value-type="string">
            <text:p>Dimension Leader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8">
            <text:p>8</text:p>
          </table:table-cell>
          <table:table-cell table:style-name="ce1" office:value-type="string">
            <text:p>DM</text:p>
          </table:table-cell>
          <table:table-cell table:style-name="ce1" office:value-type="string">
            <text:p>Draws street or utility dimensions with additional same line or multiline text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8">
            <text:p>8</text:p>
          </table:table-cell>
          <table:table-cell office:value-type="string">
            <text:p>DN</text:p>
          </table:table-cell>
          <table:table-cell office:value-type="string">
            <text:p>Report drawing nam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8">
            <text:p>8</text:p>
          </table:table-cell>
          <table:table-cell table:style-name="ce1" office:value-type="string">
            <text:p>DOT</text:p>
          </table:table-cell>
          <table:table-cell table:style-name="ce1" office:value-type="string">
            <text:p>Draw associative leader with dot end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Default" office:value-type="float" office:value="7.1">
            <text:p>7.1</text:p>
          </table:table-cell>
          <table:table-cell office:value-type="string">
            <text:p>DP</text:p>
          </table:table-cell>
          <table:table-cell office:value-type="string">
            <text:p>Dimpost. <text:s/>Dimension post string. (eg. ' or FT)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7.09">
            <text:p>7.09</text:p>
          </table:table-cell>
          <table:table-cell office:value-type="string">
            <text:p>DSC</text:p>
          </table:table-cell>
          <table:table-cell office:value-type="string">
            <text:p>Dimscal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7.09">
            <text:p>7.09</text:p>
          </table:table-cell>
          <table:table-cell office:value-type="string">
            <text:p>DT</text:p>
          </table:table-cell>
          <table:table-cell office:value-type="string">
            <text:p>Dtext. <text:s/>Dynamic text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7.09">
            <text:p>7.09</text:p>
          </table:table-cell>
          <table:table-cell office:value-type="string">
            <text:p>DU</text:p>
          </table:table-cell>
          <table:table-cell office:value-type="string">
            <text:p>Dimension updat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7.09">
            <text:p>7.09</text:p>
          </table:table-cell>
          <table:table-cell table:style-name="ce1" office:value-type="string">
            <text:p>DV</text:p>
          </table:table-cell>
          <table:table-cell table:style-name="ce1" office:value-type="string">
            <text:p>Dview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3" office:value-type="float" office:value="7.09">
            <text:p>7.09</text:p>
          </table:table-cell>
          <table:table-cell table:style-name="ce1" office:value-type="string">
            <text:p>DW</text:p>
          </table:table-cell>
          <table:table-cell table:style-name="ce1" office:value-type="string">
            <text:p>Draws a straight or curved driveway entrance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table:style-name="ce1" office:value-type="float" office:value="7.09">
            <text:p>7.09</text:p>
          </table:table-cell>
          <table:table-cell office:value-type="string">
            <text:p>E</text:p>
          </table:table-cell>
          <table:table-cell office:value-type="string">
            <text:p>Erase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7.09">
            <text:p>7.09</text:p>
          </table:table-cell>
          <table:table-cell office:value-type="string">
            <text:p>EC</text:p>
          </table:table-cell>
          <table:table-cell office:value-type="string">
            <text:p>Erase Crossing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7.09">
            <text:p>7.09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Edit a fil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7.09">
            <text:p>7.09</text:p>
          </table:table-cell>
          <table:table-cell office:value-type="string">
            <text:p>EE</text:p>
          </table:table-cell>
          <table:table-cell office:value-type="string">
            <text:p>Edit multiple sequential attributes, attdefs, dimensions, or text with a dialogue box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7.09">
            <text:p>7.09</text:p>
          </table:table-cell>
          <table:table-cell table:style-name="ce1" office:value-type="string">
            <text:p>EG</text:p>
          </table:table-cell>
          <table:table-cell table:style-name="ce1" office:value-type="string">
            <text:p>Entget. <text:s/>Get entity information list in DXF format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7.09">
            <text:p>7.09</text:p>
          </table:table-cell>
          <table:table-cell table:style-name="ce1" office:value-type="string">
            <text:p>EGN</text:p>
          </table:table-cell>
          <table:table-cell table:style-name="ce1" office:value-type="string">
            <text:p>Entget nested. <text:s/>Get nested entity information list in DXF format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7.09">
            <text:p>7.09</text:p>
          </table:table-cell>
          <table:table-cell office:value-type="string">
            <text:p>ELEV0</text:p>
          </table:table-cell>
          <table:table-cell office:value-type="string">
            <text:p>Changes all elevations in a drawing to zero. <text:s/>LWPOLYLINES must be made Heavy with CONVERTPOLY first.</text:p>
          </table:table-cell>
          <table:table-cell table:style-name="ce11" office:value-type="float" office:value="5">
            <text:p>$5 </text:p>
          </table:table-cell>
          <table:table-cell table:style-name="ce11"/>
          <table:table-cell table:number-columns-repeated="251"/>
        </table:table-row>
        <table:table-row table:style-name="ro3">
          <table:table-cell office:value-type="float" office:value="7.08">
            <text:p>7.08</text:p>
          </table:table-cell>
          <table:table-cell office:value-type="string">
            <text:p>ELL</text:p>
          </table:table-cell>
          <table:table-cell office:value-type="string">
            <text:p>Ellips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7.07">
            <text:p>7.07</text:p>
          </table:table-cell>
          <table:table-cell table:style-name="ce1" office:value-type="string">
            <text:p>ELLABEL</text:p>
          </table:table-cell>
          <table:table-cell table:style-name="ce1" office:value-type="string">
            <text:p>Labels profile or xsec point elevations by picking.</text:p>
          </table:table-cell>
          <table:table-cell office:value-type="float" office:value="15">
            <text:p>$15 </text:p>
          </table:table-cell>
          <table:table-cell table:number-columns-repeated="252"/>
        </table:table-row>
        <table:table-row table:style-name="ro3">
          <table:table-cell office:value-type="float" office:value="7.07">
            <text:p>7.07</text:p>
          </table:table-cell>
          <table:table-cell table:style-name="ce1" office:value-type="string">
            <text:p>ELLL</text:p>
          </table:table-cell>
          <table:table-cell table:style-name="ce1" office:value-type="string">
            <text:p>Ell bubble note on NOTES layer. <text:s/>Requires R-ELL.DWG &amp; L-ELL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7.07">
            <text:p>7.07</text:p>
          </table:table-cell>
          <table:table-cell table:style-name="ce1" office:value-type="string">
            <text:p>ELLLS</text:p>
          </table:table-cell>
          <table:table-cell table:style-name="ce1" office:value-type="string">
            <text:p>Ell bubble note with station or quantity on NOTES layer. <text:s/>Requires R-ELL.DWG &amp; L-ELL.DWG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ELV</text:p>
          </table:table-cell>
          <table:table-cell office:value-type="string">
            <text:p>Adds elevations along the side of a profile grid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EOP</text:p>
          </table:table-cell>
          <table:table-cell office:value-type="string">
            <text:p>End of pipe. <text:s/>Draws the cut (broken) end of a pipe.</text:p>
          </table:table-cell>
          <table:table-cell office:value-type="float" office:value="0">
            <text:p>$0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EW</text:p>
          </table:table-cell>
          <table:table-cell office:value-type="string">
            <text:p>Erase Window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EX</text:p>
          </table:table-cell>
          <table:table-cell office:value-type="string">
            <text:p>Explode mirrored blocks as well as the usual explodable entities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EXP</text:p>
          </table:table-cell>
          <table:table-cell office:value-type="string">
            <text:p>Autocad explod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F</text:p>
          </table:table-cell>
          <table:table-cell office:value-type="string">
            <text:p>Fillet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FD</text:p>
          </table:table-cell>
          <table:table-cell office:value-type="string">
            <text:p>Filedia toggl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7.07">
            <text:p>7.07</text:p>
          </table:table-cell>
          <table:table-cell office:value-type="string">
            <text:p>FF</text:p>
          </table:table-cell>
          <table:table-cell office:value-type="string">
            <text:p>Freeze layers by selection set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FFA</text:p>
          </table:table-cell>
          <table:table-cell office:value-type="string">
            <text:p>Findfile ACAD. <text:s/>Find out where AutoCAD is finding a file.</text:p>
          </table:table-cell>
          <table:table-cell table:number-columns-repeated="253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FFI</text:p>
          </table:table-cell>
          <table:table-cell office:value-type="string">
            <text:p>Freeze isolate. <text:s/>Freeze all but selected layers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FFX</text:p>
          </table:table-cell>
          <table:table-cell office:value-type="string">
            <text:p>Freeze xref layers (or layers of other nested objects) by picking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GRB</text:p>
          </table:table-cell>
          <table:table-cell office:value-type="string">
            <text:p>Inserts a grade break symbol at the end of a line on a profile. <text:s/>Needs GRB.DWG.</text:p>
          </table:table-cell>
          <table:table-cell office:value-type="float" office:value="0">
            <text:p>$0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GRC</text:p>
          </table:table-cell>
          <table:table-cell office:value-type="string">
            <text:p>Insert a grade change symbol at the end of a line on a profile. <text:s/>Needs GRC.DWG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GRD</text:p>
          </table:table-cell>
          <table:table-cell office:value-type="string">
            <text:p>Calculates a slope or elevation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7.07">
            <text:p>7.07</text:p>
          </table:table-cell>
          <table:table-cell office:value-type="string">
            <text:p>GS</text:p>
          </table:table-cell>
          <table:table-cell office:value-type="string">
            <text:p>Set grip siz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7.07">
            <text:p>7.07</text:p>
          </table:table-cell>
          <table:table-cell table:style-name="ce1" office:value-type="string">
            <text:p>H</text:p>
          </table:table-cell>
          <table:table-cell table:style-name="ce1" office:value-type="string">
            <text:p>Bhatch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7.07">
            <text:p>7.07</text:p>
          </table:table-cell>
          <table:table-cell table:style-name="ce1" office:value-type="string">
            <text:p>HELV</text:p>
          </table:table-cell>
          <table:table-cell table:style-name="ce1" office:value-type="string">
            <text:p>Set style to X-HLVM1S. <text:s/>Change all BOLDish styles to X-HLVM1S font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Default" office:value-type="float" office:value="6.1">
            <text:p>6.1</text:p>
          </table:table-cell>
          <table:table-cell office:value-type="string">
            <text:p>HEXL</text:p>
          </table:table-cell>
          <table:table-cell office:value-type="string">
            <text:p>Hex bubble note on NOTES layer. <text:s/>Requires R-HEX.DWG &amp; L-HEX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HEXLS</text:p>
          </table:table-cell>
          <table:table-cell office:value-type="string">
            <text:p>Hex bubble note with station or quantity on NOTES layer. <text:s/>Requires R-HEX.DWG &amp; L-HEX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HT</text:p>
          </table:table-cell>
          <table:table-cell office:value-type="string">
            <text:p>Dimension Hometext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I</text:p>
          </table:table-cell>
          <table:table-cell office:value-type="string">
            <text:p>Insert without dialogue box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IB</text:p>
          </table:table-cell>
          <table:table-cell office:value-type="string">
            <text:p>Insbase.</text:p>
          </table:table-cell>
          <table:table-cell table:number-columns-repeated="253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nsert with dialogue box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IL</text:p>
          </table:table-cell>
          <table:table-cell office:value-type="string">
            <text:p>Isoplane left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IMP_EXP</text:p>
          </table:table-cell>
          <table:table-cell office:value-type="string">
            <text:p>Import/Export ASCII files with options not in ASCTEX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INCNUM</text:p>
          </table:table-cell>
          <table:table-cell office:value-type="string">
            <text:p>Increment numbers within text strings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IO</text:p>
          </table:table-cell>
          <table:table-cell office:value-type="string">
            <text:p>Isoplane off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IR</text:p>
          </table:table-cell>
          <table:table-cell office:value-type="string">
            <text:p>Isoplane right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string">
            <text:p>ISTAN</text:p>
          </table:table-cell>
          <table:table-cell table:style-name="ce1" office:value-type="string">
            <text:p>Is it tangent? <text:s/>Find the gap and angular difference between two selected ends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IT</text:p>
          </table:table-cell>
          <table:table-cell office:value-type="string">
            <text:p>Isoplane top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JOIN</text:p>
          </table:table-cell>
          <table:table-cell office:value-type="string">
            <text:p>Join lines &amp; arcs into a pline even if not quite touching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office:value-type="string">
            <text:p>Lin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L0</text:p>
          </table:table-cell>
          <table:table-cell office:value-type="string">
            <text:p>Layer set 0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string">
            <text:p>L100</text:p>
          </table:table-cell>
          <table:table-cell table:style-name="ce1" office:value-type="string">
            <text:p>L100 (0.100 * dimscale) size quick dtex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string">
            <text:p>L120</text:p>
          </table:table-cell>
          <table:table-cell table:style-name="ce1" office:value-type="string">
            <text:p>L120 (0.120 * dimscale) size quick dtex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string">
            <text:p>L140</text:p>
          </table:table-cell>
          <table:table-cell table:style-name="ce1" office:value-type="string">
            <text:p>L140 (0.140 * dimscale) size quick dtex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string">
            <text:p>L175</text:p>
          </table:table-cell>
          <table:table-cell table:style-name="ce1" office:value-type="string">
            <text:p>L175 (0.175 * dimscale) size quick dtex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string">
            <text:p>L200</text:p>
          </table:table-cell>
          <table:table-cell table:style-name="ce1" office:value-type="string">
            <text:p>L200 (0.200 * dimscale) size quick dtex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string">
            <text:p>L240</text:p>
          </table:table-cell>
          <table:table-cell table:style-name="ce1" office:value-type="string">
            <text:p>L240 (0.240 * dimscale) size quick dtex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string">
            <text:p>L290</text:p>
          </table:table-cell>
          <table:table-cell table:style-name="ce1" office:value-type="string">
            <text:p>L290 (0.290 * dimscale) size quick dtex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string">
            <text:p>L350</text:p>
          </table:table-cell>
          <table:table-cell table:style-name="ce1" office:value-type="string">
            <text:p>L350 (0.350 * dimscale) size quick dtex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string">
            <text:p>L500</text:p>
          </table:table-cell>
          <table:table-cell table:style-name="ce1" office:value-type="string">
            <text:p>L500 (0.500 * dimscale) size quick dtex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string">
            <text:p>L80</text:p>
          </table:table-cell>
          <table:table-cell table:style-name="ce1" office:value-type="string">
            <text:p>L80 (0.080 * dimscale) size quick dtex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LA</text:p>
          </table:table-cell>
          <table:table-cell office:value-type="string">
            <text:p>Layer without dialogue box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LAPRN</text:p>
          </table:table-cell>
          <table:table-cell office:value-type="string">
            <text:p>Print layer settings list to file (dwgname.txt).</text:p>
          </table:table-cell>
          <table:table-cell office:value-type="float" office:value="0">
            <text:p>$0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6">
            <text:p>6</text:p>
          </table:table-cell>
          <table:table-cell office:value-type="string">
            <text:p>LAR</text:p>
          </table:table-cell>
          <table:table-cell office:value-type="string">
            <text:p>Restore layer settings from a file. <text:s/>(Frozen, Off, Color, Linetype, Current viewport frozen)</text:p>
          </table:table-cell>
          <table:table-cell office:value-type="float" office:value="10">
            <text:p>$10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LAS</text:p>
          </table:table-cell>
          <table:table-cell office:value-type="string">
            <text:p>Save layer settings to a file. <text:s/>(Frozen, Off, Color, Linetype, Current viewport frozen)</text:p>
          </table:table-cell>
          <table:table-cell office:value-type="float" office:value="10">
            <text:p>$10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LB</text:p>
          </table:table-cell>
          <table:table-cell office:value-type="string">
            <text:p>Layer box. <text:s/>Layer with dialogue box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LCP</text:p>
          </table:table-cell>
          <table:table-cell office:value-type="string">
            <text:p>Layer colors by picking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LCPX</text:p>
          </table:table-cell>
          <table:table-cell office:value-type="string">
            <text:p>Nested (xref) layer colors by picking. 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6">
            <text:p>6</text:p>
          </table:table-cell>
          <table:table-cell office:value-type="string">
            <text:p>LDR</text:p>
          </table:table-cell>
          <table:table-cell office:value-type="string">
            <text:p>Draw straight or curved leader with multiple lines of text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6">
            <text:p>6</text:p>
          </table:table-cell>
          <table:table-cell office:value-type="string">
            <text:p>LE</text:p>
          </table:table-cell>
          <table:table-cell office:value-type="string">
            <text:p>Change the length of a lin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Default" office:value-type="float" office:value="5.1">
            <text:p>5.1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raw associative leader (using the Dim Radius command)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TTER</text:p>
          </table:table-cell>
          <table:table-cell office:value-type="string">
            <text:p>Add consecutive letter text to drawing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I</text:p>
          </table:table-cell>
          <table:table-cell office:value-type="string">
            <text:p>List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K</text:p>
          </table:table-cell>
          <table:table-cell office:value-type="string">
            <text:p>Lock layers by picking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LK0</text:p>
          </table:table-cell>
          <table:table-cell table:style-name="ce1" office:value-type="string">
            <text:p>Lock layer 0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KA</text:p>
          </table:table-cell>
          <table:table-cell office:value-type="string">
            <text:p>Lock all layers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KI</text:p>
          </table:table-cell>
          <table:table-cell office:value-type="string">
            <text:p>Lock isolate. <text:s/>Lock all but selected layers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LT</text:p>
          </table:table-cell>
          <table:table-cell office:value-type="string">
            <text:p>Load all linetypes from ACAD.LIN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LM</text:p>
          </table:table-cell>
          <table:table-cell table:style-name="ce1" office:value-type="string">
            <text:p>Make layer with few prompts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5">
            <text:p>5</text:p>
          </table:table-cell>
          <table:table-cell table:style-name="ce1" office:value-type="string">
            <text:p>LOOP</text:p>
          </table:table-cell>
          <table:table-cell table:style-name="ce1" office:value-type="string">
            <text:p>Draw associative leader with loop (lasso) end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OTEL</text:p>
          </table:table-cell>
          <table:table-cell office:value-type="string">
            <text:p>Spot elevation ellipse. <text:s/>Need LOTEL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LOTNUM</text:p>
          </table:table-cell>
          <table:table-cell table:style-name="ce1" office:value-type="string">
            <text:p>Enhanced version of NUM. <text:s/>Centers text between two lot lines.</text:p>
          </table:table-cell>
          <table:table-cell office:value-type="float" office:value="5">
            <text:p>$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5">
            <text:p>5</text:p>
          </table:table-cell>
          <table:table-cell office:value-type="string">
            <text:p>LST</text:p>
          </table:table-cell>
          <table:table-cell office:value-type="string">
            <text:p>Lists the station and elevation of a profile point. <text:s/>Needs reference point set up by PRO.</text:p>
          </table:table-cell>
          <table:table-cell table:style-name="ce11" office:value-type="float" office:value="0">
            <text:p>$0 </text:p>
          </table:table-cell>
          <table:table-cell table:style-name="ce11"/>
          <table:table-cell table:number-columns-repeated="251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LTB</text:p>
          </table:table-cell>
          <table:table-cell office:value-type="string">
            <text:p>Change all entities on a layer to bylayer linetype. <text:s/>Restores changes done by LTC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5">
            <text:p>5</text:p>
          </table:table-cell>
          <table:table-cell office:value-type="string">
            <text:p>LTC</text:p>
          </table:table-cell>
          <table:table-cell office:value-type="string">
            <text:p>Change all entities on a layer to continuous linetype. <text:s/>Speeds profile grid regens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5">
            <text:p>5</text:p>
          </table:table-cell>
          <table:table-cell office:value-type="string">
            <text:p>LTH</text:p>
          </table:table-cell>
          <table:table-cell office:value-type="string">
            <text:p>Change linetype to hidden by pickin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Default" office:value-type="float" office:value="4.1">
            <text:p>4.1</text:p>
          </table:table-cell>
          <table:table-cell office:value-type="string">
            <text:p>LTS</text:p>
          </table:table-cell>
          <table:table-cell office:value-type="string">
            <text:p>Ltscal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X</text:p>
          </table:table-cell>
          <table:table-cell office:value-type="string">
            <text:p>Nested list. <text:s/>Drills to the nesting bottom of an entity and lists all mother entities and layers.</text:p>
          </table:table-cell>
          <table:table-cell office:value-type="float" office:value="5">
            <text:p>$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4">
            <text:p>4</text:p>
          </table:table-cell>
          <table:table-cell office:value-type="string">
            <text:p>M</text:p>
          </table:table-cell>
          <table:table-cell office:value-type="string">
            <text:p>Mov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40</text:p>
          </table:table-cell>
          <table:table-cell office:value-type="string">
            <text:p>Draws a 1998 revision City of Mesa M-40 driveway with two picks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42</text:p>
          </table:table-cell>
          <table:table-cell office:value-type="string">
            <text:p>Draws a 1999 revision City of Mesa M-42 driveway with two picks.</text:p>
          </table:table-cell>
          <table:table-cell table:number-columns-repeated="253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AKEPOLY</text:p>
          </table:table-cell>
          <table:table-cell office:value-type="string">
            <text:p>Join lines into a polylin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4">
            <text:p>4</text:p>
          </table:table-cell>
          <table:table-cell office:value-type="string">
            <text:p>MC</text:p>
          </table:table-cell>
          <table:table-cell office:value-type="string">
            <text:p>Move Crossing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4">
            <text:p>4</text:p>
          </table:table-cell>
          <table:table-cell office:value-type="string">
            <text:p>MD</text:p>
          </table:table-cell>
          <table:table-cell office:value-type="string">
            <text:p>List cumulative distanc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 office:value-type="string">
            <text:p>MF</text:p>
          </table:table-cell>
          <table:table-cell table:style-name="ce1" office:value-type="string">
            <text:p>Multiple concentric fillet with automatic radius change. <text:s/>Useful for contours and curb returns.</text:p>
          </table:table-cell>
          <table:table-cell office:value-type="float" office:value="10">
            <text:p>$10 </text:p>
          </table:table-cell>
          <table:table-cell table:number-columns-repeated="25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M</text:p>
          </table:table-cell>
          <table:table-cell office:value-type="string">
            <text:p>Mirror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4">
            <text:p>4</text:p>
          </table:table-cell>
          <table:table-cell table:style-name="ce1" office:value-type="string">
            <text:p>MN</text:p>
          </table:table-cell>
          <table:table-cell table:style-name="ce1" office:value-type="string">
            <text:p>Menu. <text:s/>No dialogue box. <text:s/>Makes it easy to type MN ACAD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4">
            <text:p>4</text:p>
          </table:table-cell>
          <table:table-cell table:style-name="ce1" office:value-type="string">
            <text:p>MODESTAT</text:p>
          </table:table-cell>
          <table:table-cell table:style-name="ce1" office:value-type="string">
            <text:p>Changes the status bar to display long layernames and the current drawing nam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4">
            <text:p>4</text:p>
          </table:table-cell>
          <table:table-cell table:style-name="ce1" office:value-type="string">
            <text:p>MOF</text:p>
          </table:table-cell>
          <table:table-cell table:style-name="ce1" office:value-type="string">
            <text:p>Multiple offset. <text:s/>Offset with one pick to multiple distances and layers. <text:s/>Good for streets.</text:p>
          </table:table-cell>
          <table:table-cell office:value-type="float" office:value="10">
            <text:p>$10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Default" office:value-type="float" office:value="3.1">
            <text:p>3.1</text:p>
          </table:table-cell>
          <table:table-cell office:value-type="string">
            <text:p>MP</text:p>
          </table:table-cell>
          <table:table-cell office:value-type="string">
            <text:p>Move Previous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MPLOT</text:p>
          </table:table-cell>
          <table:table-cell office:value-type="string">
            <text:p>Plot multiple drawings while you eat lunch.</text:p>
          </table:table-cell>
          <table:table-cell office:value-type="float" office:value="25">
            <text:p>$2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string">
            <text:p>MREN</text:p>
          </table:table-cell>
          <table:table-cell table:style-name="ce1" office:value-type="string">
            <text:p>Multiple rename. <text:s/>Works like Autocad rename using wilcards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Mspac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MSCR</text:p>
          </table:table-cell>
          <table:table-cell table:style-name="ce1" office:value-type="string">
            <text:p>Multiple Script processor. <text:s/>Run a script file on multiple drawings.</text:p>
          </table:table-cell>
          <table:table-cell office:value-type="float" office:value="25">
            <text:p>$25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MV</text:p>
          </table:table-cell>
          <table:table-cell office:value-type="string">
            <text:p>Create paper space viewport on defpoints layer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MVHP</text:p>
          </table:table-cell>
          <table:table-cell office:value-type="string">
            <text:p>Create and zoom HP plotter sized paper space viewport. <text:s/>Current UCS 0,0 must be at sheet corner.</text:p>
          </table:table-cell>
          <table:table-cell table:number-columns-repeated="253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MW</text:p>
          </table:table-cell>
          <table:table-cell office:value-type="string">
            <text:p>Move Window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New angle. <text:s/>Change the angle of selected entities to match a selected entity.</text:p>
          </table:table-cell>
          <table:table-cell office:value-type="float" office:value="10">
            <text:p>$10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NE</text:p>
          </table:table-cell>
          <table:table-cell office:value-type="string">
            <text:p>Northing and easting coordinates on a leader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string">
            <text:p>NEWPRO</text:p>
          </table:table-cell>
          <table:table-cell table:style-name="ce1" office:value-type="string">
            <text:p>Draws a new profile from a data file named [dwgname].pro. 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Draw associative leader with no arrow (straight line) end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Manage bubble notes and quantites automatically. <text:s/>See NOTES.DOC.</text:p>
          </table:table-cell>
          <table:table-cell office:value-type="float" office:value="100">
            <text:p>$100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Note snap. <text:s/>Set snap angle to 0, 30, 45, or 60 for drawing leaders.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string">
            <text:p>Add consecutive number text to drawing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</text:p>
          </table:table-cell>
          <table:table-cell office:value-type="string">
            <text:p>Offset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FF</text:p>
          </table:table-cell>
          <table:table-cell office:value-type="string">
            <text:p>Turn off layers by selection set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FFX</text:p>
          </table:table-cell>
          <table:table-cell office:value-type="string">
            <text:p>Turn off xref layers (or layers of other nested objects) by picking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FI</text:p>
          </table:table-cell>
          <table:table-cell office:value-type="string">
            <text:p>Off isolate. <text:s/>Turn off all but selected layers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NA</text:p>
          </table:table-cell>
          <table:table-cell office:value-type="string">
            <text:p>On all. <text:s/>Turn all layers on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O</text:p>
          </table:table-cell>
          <table:table-cell office:value-type="string">
            <text:p>Offset to current layer. <text:s/>Same as offsetx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S</text:p>
          </table:table-cell>
          <table:table-cell office:value-type="string">
            <text:p>Ddosnap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3">
            <text:p>3</text:p>
          </table:table-cell>
          <table:table-cell office:value-type="string">
            <text:p>OSE</text:p>
          </table:table-cell>
          <table:table-cell office:value-type="string">
            <text:p>Set running osnap to endpoint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SI</text:p>
          </table:table-cell>
          <table:table-cell office:value-type="string">
            <text:p>Set running osnap to intersection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3">
            <text:p>3</text:p>
          </table:table-cell>
          <table:table-cell office:value-type="string">
            <text:p>OSM</text:p>
          </table:table-cell>
          <table:table-cell office:value-type="string">
            <text:p>Set running osnap to midpoint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SN</text:p>
          </table:table-cell>
          <table:table-cell office:value-type="string">
            <text:p>Set running osnap to non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an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string">
            <text:p>P0</text:p>
          </table:table-cell>
          <table:table-cell table:style-name="ce1" office:value-type="string">
            <text:p>Set polyline width to 0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PAD</text:p>
          </table:table-cell>
          <table:table-cell table:style-name="ce1" office:value-type="string">
            <text:p>Insert pad and ff block on PAD layer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ALL</text:p>
          </table:table-cell>
          <table:table-cell office:value-type="string">
            <text:p>Purge all without confirmation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B</text:p>
          </table:table-cell>
          <table:table-cell office:value-type="string">
            <text:p>Set entity pickbox siz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C</text:p>
          </table:table-cell>
          <table:table-cell office:value-type="string">
            <text:p>Draws a profile catch basin with two picks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table:style-name="ce1" office:value-type="float" office:value="3">
            <text:p>3</text:p>
          </table:table-cell>
          <table:table-cell office:value-type="string">
            <text:p>PE</text:p>
          </table:table-cell>
          <table:table-cell office:value-type="string">
            <text:p>Pedit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string">
            <text:p>PENL</text:p>
          </table:table-cell>
          <table:table-cell table:style-name="ce1" office:value-type="string">
            <text:p>Pen bubble note on NOTES layer. <text:s/>Requires R-PEN.DWG &amp; L-PEN.DWG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string">
            <text:p>PENLS</text:p>
          </table:table-cell>
          <table:table-cell table:style-name="ce1" office:value-type="string">
            <text:p>Pen bubble note with station or quantity on NOTES layer. <text:s/>Requires R-PEN.DWG &amp; L-PEN.DWG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G</text:p>
          </table:table-cell>
          <table:table-cell office:value-type="string">
            <text:p>Polygon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3">
            <text:p>3</text:p>
          </table:table-cell>
          <table:table-cell office:value-type="string">
            <text:p>PIPE</text:p>
          </table:table-cell>
          <table:table-cell office:value-type="string">
            <text:p>Draws a pipe with inside and outside walls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L</text:p>
          </table:table-cell>
          <table:table-cell office:value-type="string">
            <text:p>Polylin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string">
            <text:p>PLDR</text:p>
          </table:table-cell>
          <table:table-cell table:style-name="ce1" office:value-type="string">
            <text:p>Adds a profile label leader with pre-worded text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LT</text:p>
          </table:table-cell>
          <table:table-cell office:value-type="string">
            <text:p>Quick plot without dialogue box. <text:s/>Plots display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M</text:p>
          </table:table-cell>
          <table:table-cell office:value-type="string">
            <text:p>Draws a profile manhole with two picks.</text:p>
          </table:table-cell>
          <table:table-cell office:value-type="float" office:value="5">
            <text:p>$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string">
            <text:p>PRED</text:p>
          </table:table-cell>
          <table:table-cell table:style-name="ce1" office:value-type="string">
            <text:p>Edits the PRO data file that matches the current drawing name.</text:p>
          </table:table-cell>
          <table:table-cell table:style-name="ce11" office:value-type="float" office:value="0">
            <text:p>$0 </text:p>
          </table:table-cell>
          <table:table-cell table:style-name="ce11"/>
          <table:table-cell/>
          <table:table-cell table:style-name="ce1"/>
          <table:table-cell table:number-columns-repeated="249"/>
        </table:table-row>
        <table:table-row table:style-name="ro3">
          <table:table-cell table:style-name="Default" office:value-type="float" office:value="2.1">
            <text:p>2.1</text:p>
          </table:table-cell>
          <table:table-cell office:value-type="string">
            <text:p>PRESUF</text:p>
          </table:table-cell>
          <table:table-cell office:value-type="string">
            <text:p>Add a prefix or suffix to selected text. <text:s/>Powerful with CHT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O</text:p>
          </table:table-cell>
          <table:table-cell office:value-type="string">
            <text:p>Plots a complete profile by entering station, elevation, etc. from the keyboard or a data file.</text:p>
          </table:table-cell>
          <table:table-cell office:value-type="float" office:value="125">
            <text:p>$125 </text:p>
          </table:table-cell>
          <table:table-cell table:number-columns-repeated="25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OE</text:p>
          </table:table-cell>
          <table:table-cell office:value-type="string">
            <text:p>Draws a profile pipe ellipse with ID and OD.</text:p>
          </table:table-cell>
          <table:table-cell table:style-name="ce11" office:value-type="float" office:value="5">
            <text:p>$5 </text:p>
          </table:table-cell>
          <table:table-cell table:style-name="ce11"/>
          <table:table-cell table:number-columns-repeated="251"/>
        </table:table-row>
        <table:table-row table:style-name="ro3">
          <table:table-cell office:value-type="float" office:value="2">
            <text:p>2</text:p>
          </table:table-cell>
          <table:table-cell table:style-name="ce1" office:value-type="string">
            <text:p>PROFC</text:p>
          </table:table-cell>
          <table:table-cell table:style-name="ce1" office:value-type="string">
            <text:p>Converts an old format PRO data file version.</text:p>
          </table:table-cell>
          <table:table-cell office:value-type="float" office:value="0">
            <text:p>$0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OPIPE</text:p>
          </table:table-cell>
          <table:table-cell office:value-type="string">
            <text:p>Profile pipe. <text:s/>Draws ID and OD by picking invert points and entering ID and wall thickness.</text:p>
          </table:table-cell>
          <table:table-cell table:style-name="ce11" office:value-type="float" office:value="5">
            <text:p>$5 </text:p>
          </table:table-cell>
          <table:table-cell table:style-name="ce11"/>
          <table:table-cell table:number-columns-repeated="251"/>
        </table:table-row>
        <table:table-row table:style-name="ro3">
          <table:table-cell office:value-type="float" office:value="2">
            <text:p>2</text:p>
          </table:table-cell>
          <table:table-cell table:style-name="ce1" office:value-type="string">
            <text:p>PROSUP</text:p>
          </table:table-cell>
          <table:table-cell table:style-name="ce1" office:value-type="string">
            <text:p>Draws a pipe support in profile between a pipe ellipse and a pipe profile.</text:p>
          </table:table-cell>
          <table:table-cell table:style-name="ce11" office:value-type="float" office:value="10">
            <text:p>$10 </text:p>
          </table:table-cell>
          <table:table-cell table:style-name="ce11"/>
          <table:table-cell table:number-columns-repeated="25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OTO</text:p>
          </table:table-cell>
          <table:table-cell office:value-type="string">
            <text:p>Insert PROTO drawing with standard layers and linetype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OTOX</text:p>
          </table:table-cell>
          <table:table-cell office:value-type="string">
            <text:p>Insert PROTOX drawing with standard layers and linetype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2">
            <text:p>2</text:p>
          </table:table-cell>
          <table:table-cell table:style-name="ce1" office:value-type="string">
            <text:p>PS</text:p>
          </table:table-cell>
          <table:table-cell table:style-name="ce1" office:value-type="string">
            <text:p>Pspac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2">
            <text:p>2</text:p>
          </table:table-cell>
          <table:table-cell table:style-name="ce1" office:value-type="string">
            <text:p>PSLT</text:p>
          </table:table-cell>
          <table:table-cell table:style-name="ce1" office:value-type="string">
            <text:p>Psltscale toggl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QS</text:p>
          </table:table-cell>
          <table:table-cell office:value-type="string">
            <text:p>Qsave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2">
            <text:p>2</text:p>
          </table:table-cell>
          <table:table-cell table:style-name="ce1" office:value-type="string">
            <text:p>QS12</text:p>
          </table:table-cell>
          <table:table-cell table:style-name="ce1" office:value-type="string">
            <text:p>SaveasR12 to the same drawing name.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QT</text:p>
          </table:table-cell>
          <table:table-cell table:style-name="ce1" office:value-type="string">
            <text:p>Qtext mode toggl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string">
            <text:p>Redraw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D</text:p>
          </table:table-cell>
          <table:table-cell office:value-type="string">
            <text:p>Redo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Default" office:value-type="float" office:value="1.5">
            <text:p>1.5</text:p>
          </table:table-cell>
          <table:table-cell office:value-type="string">
            <text:p>RES</text:p>
          </table:table-cell>
          <table:table-cell office:value-type="string">
            <text:p>Viewres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.5">
            <text:p>1.5</text:p>
          </table:table-cell>
          <table:table-cell office:value-type="string">
            <text:p>RESCALE</text:p>
          </table:table-cell>
          <table:table-cell office:value-type="string">
            <text:p>Rescale selected blocks or other entities about their base points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1.5">
            <text:p>1.5</text:p>
          </table:table-cell>
          <table:table-cell table:style-name="ce1" office:value-type="string">
            <text:p>REV</text:p>
          </table:table-cell>
          <table:table-cell table:style-name="ce1" office:value-type="string">
            <text:p>Insert revision delta to drawing at dimscale and dim text size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.5">
            <text:p>1.5</text:p>
          </table:table-cell>
          <table:table-cell office:value-type="string">
            <text:p>RG</text:p>
          </table:table-cell>
          <table:table-cell office:value-type="string">
            <text:p>Regenall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.5">
            <text:p>1.5</text:p>
          </table:table-cell>
          <table:table-cell table:style-name="ce1" office:value-type="string">
            <text:p>RGA</text:p>
          </table:table-cell>
          <table:table-cell table:style-name="ce1" office:value-type="string">
            <text:p>Reganauto toggl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.5">
            <text:p>1.5</text:p>
          </table:table-cell>
          <table:table-cell office:value-type="string">
            <text:p>ROMANS</text:p>
          </table:table-cell>
          <table:table-cell office:value-type="string">
            <text:p>Set style to Roman Simplex. <text:s/>Change all LEROYish styles to ROMANS fon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table:style-name="ce1" office:value-type="float" office:value="1.5">
            <text:p>1.5</text:p>
          </table:table-cell>
          <table:table-cell office:value-type="string">
            <text:p>RR</text:p>
          </table:table-cell>
          <table:table-cell office:value-type="string">
            <text:p>Rotat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.5">
            <text:p>1.5</text:p>
          </table:table-cell>
          <table:table-cell table:style-name="ce1" office:value-type="string">
            <text:p>RRR</text:p>
          </table:table-cell>
          <table:table-cell table:style-name="ce1" office:value-type="string">
            <text:p>Rotate from a reference point. <text:s/>Good as an everyday substitute for ROTATE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.5">
            <text:p>1.5</text:p>
          </table:table-cell>
          <table:table-cell office:value-type="string">
            <text:p>RUN</text:p>
          </table:table-cell>
          <table:table-cell office:value-type="string">
            <text:p>Load or reload and run a LISP routine by typing RUN and routine nam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1.5">
            <text:p>1.5</text:p>
          </table:table-cell>
          <table:table-cell table:style-name="ce1" office:value-type="string">
            <text:p>S</text:p>
          </table:table-cell>
          <table:table-cell table:style-name="ce1" office:value-type="string">
            <text:p>Stretch crossing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.5">
            <text:p>1.5</text:p>
          </table:table-cell>
          <table:table-cell office:value-type="string">
            <text:p>SC</text:p>
          </table:table-cell>
          <table:table-cell office:value-type="string">
            <text:p>Scal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.5">
            <text:p>1.5</text:p>
          </table:table-cell>
          <table:table-cell office:value-type="string">
            <text:p>SELSTYLE</text:p>
          </table:table-cell>
          <table:table-cell office:value-type="string">
            <text:p>Set current text style by picking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1.5">
            <text:p>1.5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Display current environment variable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.5">
            <text:p>1.5</text:p>
          </table:table-cell>
          <table:table-cell office:value-type="string">
            <text:p>SETDIM10</text:p>
          </table:table-cell>
          <table:table-cell office:value-type="string">
            <text:p>Set up variables for associative dimensioning. <text:s/>0.10 inch siz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1.5">
            <text:p>1.5</text:p>
          </table:table-cell>
          <table:table-cell office:value-type="string">
            <text:p>SETDIM12</text:p>
          </table:table-cell>
          <table:table-cell office:value-type="string">
            <text:p>Set up variables for associative dimensioning. <text:s/>0.12 inch size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.5">
            <text:p>1.5</text:p>
          </table:table-cell>
          <table:table-cell table:style-name="ce1" office:value-type="string">
            <text:p>SETUP</text:p>
          </table:table-cell>
          <table:table-cell table:style-name="ce1" office:value-type="string">
            <text:p>Set all dimension variables for a certain scale and text height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table:style-name="ce1" office:value-type="float" office:value="1.5">
            <text:p>1.5</text:p>
          </table:table-cell>
          <table:table-cell table:style-name="ce1" office:value-type="string">
            <text:p>SH</text:p>
          </table:table-cell>
          <table:table-cell table:style-name="ce1" office:value-type="string">
            <text:p>Shell to O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.5">
            <text:p>1.5</text:p>
          </table:table-cell>
          <table:table-cell table:style-name="ce1" office:value-type="string">
            <text:p>SHEET</text:p>
          </table:table-cell>
          <table:table-cell table:style-name="ce1" office:value-type="string">
            <text:p>Set up P&amp;P sheets easily. <text:s/>Attaches xrefs and takes care of scaling and rotation.</text:p>
          </table:table-cell>
          <table:table-cell office:value-type="float" office:value="10">
            <text:p>$10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.5">
            <text:p>1.5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Shell to O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Default" office:value-type="float" office:value="1.1">
            <text:p>1.1</text:p>
          </table:table-cell>
          <table:table-cell office:value-type="string">
            <text:p>SLL</text:p>
          </table:table-cell>
          <table:table-cell office:value-type="string">
            <text:p>Insert straight leader leftward with text on STAOFF layer. <text:s/>Requires SL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SLOPE</text:p>
          </table:table-cell>
          <table:table-cell table:style-name="ce1" office:value-type="string">
            <text:p>Insert a slope arrow with text on slope layer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LR</text:p>
          </table:table-cell>
          <table:table-cell office:value-type="string">
            <text:p>Insert straight leader rightward with text on STAOFF layer. <text:s/>Requires SR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SN</text:p>
          </table:table-cell>
          <table:table-cell office:value-type="string">
            <text:p>Snap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SPOTEL</text:p>
          </table:table-cell>
          <table:table-cell table:style-name="ce1" office:value-type="string">
            <text:p>Insert grading plan spot elevation block on SPOTEL layer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SX</text:p>
          </table:table-cell>
          <table:table-cell office:value-type="string">
            <text:p>Create a global selection set of specific layers, blocks, etc. for use in another command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SXPRO</text:p>
          </table:table-cell>
          <table:table-cell office:value-type="string">
            <text:p>Like SSX, but more powerful and complicated.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TACL</text:p>
          </table:table-cell>
          <table:table-cell office:value-type="string">
            <text:p>Add numbered station ticks on an old style (not lightweight) pline.</text:p>
          </table:table-cell>
          <table:table-cell office:value-type="float" office:value="20">
            <text:p>$20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TALABEL</text:p>
          </table:table-cell>
          <table:table-cell office:value-type="string">
            <text:p>Adds stations along the bottom of a profile grid.</text:p>
          </table:table-cell>
          <table:table-cell table:style-name="ce11" office:value-type="float" office:value="5">
            <text:p>$5 </text:p>
          </table:table-cell>
          <table:table-cell table:style-name="ce11"/>
          <table:table-cell table:number-columns-repeated="251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SWAP</text:p>
          </table:table-cell>
          <table:table-cell table:style-name="ce1" office:value-type="string">
            <text:p>Swap the location of two selection set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string">
            <text:p>Trim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AP</text:p>
          </table:table-cell>
          <table:table-cell office:value-type="string">
            <text:p>Draw a perpendicular sewer tap using current chamfer distances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APINV</text:p>
          </table:table-cell>
          <table:table-cell office:value-type="string">
            <text:p>Calculate the invert at the end of a perpendicular sewer tap by picking.</text:p>
          </table:table-cell>
          <table:table-cell office:value-type="float" office:value="10">
            <text:p>$10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TB</text:p>
          </table:table-cell>
          <table:table-cell table:style-name="ce1" office:value-type="string">
            <text:p>Trim to an entity in a block.</text:p>
          </table:table-cell>
          <table:table-cell table:number-columns-repeated="25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C</text:p>
          </table:table-cell>
          <table:table-cell office:value-type="string">
            <text:p>Inserts a profile text block. <text:s/>Needs P-TCG-TX.DWG.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TCG</text:p>
          </table:table-cell>
          <table:table-cell table:style-name="ce1" office:value-type="string">
            <text:p>Insert grading plan street elevations on a leader. <text:s/>Requires R-TCG.DWG &amp; L-TCG.DWG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CL</text:p>
          </table:table-cell>
          <table:table-cell office:value-type="string">
            <text:p>Insert angled grading plan street elevations leftward. <text:s/>Requires TCL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CR</text:p>
          </table:table-cell>
          <table:table-cell office:value-type="string">
            <text:p>Insert angled grading plan street elevations rightward. <text:s/>Requires TCR.DW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E</text:p>
          </table:table-cell>
          <table:table-cell office:value-type="string">
            <text:p>Dimension tedit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H</text:p>
          </table:table-cell>
          <table:table-cell office:value-type="string">
            <text:p>Change text size for a selection set. <text:s/>(Quickie version of CHT.)</text:p>
          </table:table-cell>
          <table:table-cell office:value-type="float" office:value="0">
            <text:p>$0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THA</text:p>
          </table:table-cell>
          <table:table-cell table:style-name="ce1" office:value-type="string">
            <text:p>Thaw all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TILDE</text:p>
          </table:table-cell>
          <table:table-cell table:style-name="ce1" office:value-type="string">
            <text:p>Draw associative leader with tilde end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Text overline. <text:s/>Add overline to a selection set of text or to an attribute.</text:p>
          </table:table-cell>
          <table:table-cell table:style-name="ce11" office:value-type="float" office:value="2">
            <text:p>$2 </text:p>
          </table:table-cell>
          <table:table-cell table:style-name="ce11"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U</text:p>
          </table:table-cell>
          <table:table-cell office:value-type="string">
            <text:p>Text underline. <text:s/>Add underline to a selection set of text or to an attribute.</text:p>
          </table:table-cell>
          <table:table-cell table:style-name="ce11" office:value-type="float" office:value="2">
            <text:p>$2 </text:p>
          </table:table-cell>
          <table:table-cell table:style-name="ce11" table:number-columns-repeated="2"/>
          <table:table-cell table:number-columns-repeated="250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TW</text:p>
          </table:table-cell>
          <table:table-cell table:style-name="ce1" office:value-type="string">
            <text:p>Twist. <text:s/>Dview twist with prompt for angle only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TXTL</text:p>
          </table:table-cell>
          <table:table-cell office:value-type="string">
            <text:p>Text note on NOTES layer. <text:s/>Requires R-TXT.DWG &amp; L-TXT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TXTSUM</text:p>
          </table:table-cell>
          <table:table-cell table:style-name="ce1" office:value-type="string">
            <text:p>Add numeric values from selected text strings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TY</text:p>
          </table:table-cell>
          <table:table-cell office:value-type="string">
            <text:p>Linetyp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ype a file to the screen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0</text:p>
          </table:table-cell>
          <table:table-cell office:value-type="string">
            <text:p>Set units to 0 decimal places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Set units to 1 decimal place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Set units to 2 decimal places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Set units to 3 decimal places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U8</text:p>
          </table:table-cell>
          <table:table-cell office:value-type="string">
            <text:p>Set units to 8 decimal places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B</text:p>
          </table:table-cell>
          <table:table-cell office:value-type="string">
            <text:p>Undo back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F</text:p>
          </table:table-cell>
          <table:table-cell office:value-type="string">
            <text:p>Ucsfollow toggl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FF</text:p>
          </table:table-cell>
          <table:table-cell office:value-type="string">
            <text:p>Undo layer freeze. <text:s/>Thaw layers frozen by previous picking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FFX</text:p>
          </table:table-cell>
          <table:table-cell office:value-type="string">
            <text:p>Undo nested (xref) layer freeze. <text:s/>Thaw layers frozen by previous picking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UL</text:p>
          </table:table-cell>
          <table:table-cell office:value-type="string">
            <text:p>Layer unlock by pickin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ULA</text:p>
          </table:table-cell>
          <table:table-cell office:value-type="string">
            <text:p>Layer unlock *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UM</text:p>
          </table:table-cell>
          <table:table-cell office:value-type="string">
            <text:p>Undo mark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UOFF</text:p>
          </table:table-cell>
          <table:table-cell table:style-name="ce1" office:value-type="string">
            <text:p>Undo layer off. <text:s/>Turn on layers turned off by picking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UOFFX</text:p>
          </table:table-cell>
          <table:table-cell table:style-name="ce1" office:value-type="string">
            <text:p>Undo nested (xref) layer off. <text:s/>Turn on layers turned off by picking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Set units to surveyor angles (nearest second) and 2 decimal places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SER</text:p>
          </table:table-cell>
          <table:table-cell office:value-type="string">
            <text:p>Reload USER.LSP (after making changes).</text:p>
          </table:table-cell>
          <table:table-cell table:number-columns-repeated="253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UT</text:p>
          </table:table-cell>
          <table:table-cell office:value-type="string">
            <text:p>Draw a utility line of a specified type and size. <text:s/>Includes Wat/Sew/SD/Irr/Elec/Tel/Catv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UU</text:p>
          </table:table-cell>
          <table:table-cell table:style-name="ce1" office:value-type="string">
            <text:p>Ddunit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V</text:p>
          </table:table-cell>
          <table:table-cell table:style-name="ce1" office:value-type="string">
            <text:p>View with dialogue box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VP</text:p>
          </table:table-cell>
          <table:table-cell office:value-type="string">
            <text:p>Vports. <text:s/>Model space viewport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VSR</text:p>
          </table:table-cell>
          <table:table-cell office:value-type="string">
            <text:p>Visretain toggle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Wblock without dialogue box.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WALL</text:p>
          </table:table-cell>
          <table:table-cell table:style-name="ce1" office:value-type="string">
            <text:p>Draw a wall of a specified width on the right layer.</text:p>
          </table:table-cell>
          <table:table-cell office:value-type="float" office:value="5">
            <text:p>$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L</text:p>
          </table:table-cell>
          <table:table-cell office:value-type="string">
            <text:p>What layer. <text:s/>Get layer name, color, linetype, and status info by picking an entity.</text:p>
          </table:table-cell>
          <table:table-cell office:value-type="float" office:value="2">
            <text:p>$2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WS</text:p>
          </table:table-cell>
          <table:table-cell table:style-name="ce1" office:value-type="string">
            <text:p>Draw a water service with two picks.</text:p>
          </table:table-cell>
          <table:table-cell table:style-name="ce11" office:value-type="float" office:value="5">
            <text:p>$5 </text:p>
          </table:table-cell>
          <table:table-cell table:style-name="ce11" table:number-columns-repeated="2"/>
          <table:table-cell table:number-columns-repeated="250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WW</text:p>
          </table:table-cell>
          <table:table-cell table:style-name="ce1" office:value-type="string">
            <text:p>Wblock with dialogue box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Extend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Zoom 2X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XD</text:p>
          </table:table-cell>
          <table:table-cell table:style-name="ce1" office:value-type="string">
            <text:p>Xref detach by picking.</text:p>
          </table:table-cell>
          <table:table-cell office:value-type="float" office:value="2">
            <text:p>$2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XDA</text:p>
          </table:table-cell>
          <table:table-cell table:style-name="ce1" office:value-type="string">
            <text:p>Xref detach all (*)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XIN</text:p>
          </table:table-cell>
          <table:table-cell table:style-name="ce1" office:value-type="string">
            <text:p>Bring in selected base xrefs at world 0,0 and 0 rotation and then restore PLAN views and UCS.</text:p>
          </table:table-cell>
          <table:table-cell office:value-type="float" office:value="5">
            <text:p>$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XOUT</text:p>
          </table:table-cell>
          <table:table-cell table:style-name="ce1" office:value-type="string">
            <text:p>Take out selected base xrefs and restore PLAN view and UCS.</text:p>
          </table:table-cell>
          <table:table-cell office:value-type="float" office:value="5">
            <text:p>$5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XR</text:p>
          </table:table-cell>
          <table:table-cell table:style-name="ce1" office:value-type="string">
            <text:p>Xref without dialogue box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XRL</text:p>
          </table:table-cell>
          <table:table-cell table:style-name="ce1" office:value-type="string">
            <text:p>Xref list. <text:s/>List of all xref's in drawing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Default" office:value-type="float" office:value="0.8">
            <text:p>0.8</text:p>
          </table:table-cell>
          <table:table-cell table:style-name="ce1" office:value-type="string">
            <text:p>XT</text:p>
          </table:table-cell>
          <table:table-cell table:style-name="ce1" office:value-type="string">
            <text:p>Run XTree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0.5">
            <text:p>0.5</text:p>
          </table:table-cell>
          <table:table-cell office:value-type="string">
            <text:p>XX</text:p>
          </table:table-cell>
          <table:table-cell office:value-type="string">
            <text:p>Toggle dimtix. <text:s/>Toggle forcing dimension text inside extension line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0.5">
            <text:p>0.5</text:p>
          </table:table-cell>
          <table:table-cell office:value-type="string">
            <text:p>XY</text:p>
          </table:table-cell>
          <table:table-cell office:value-type="string">
            <text:p>X and Y coordinates on a leader.</text:p>
          </table:table-cell>
          <table:table-cell office:value-type="float" office:value="5">
            <text:p>$5 </text:p>
          </table:table-cell>
          <table:table-cell table:number-columns-repeated="252"/>
        </table:table-row>
        <table:table-row table:style-name="ro3">
          <table:table-cell table:style-name="ce1" office:value-type="float" office:value="0.5">
            <text:p>0.5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oom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0.5">
            <text:p>0.5</text:p>
          </table:table-cell>
          <table:table-cell office:value-type="string">
            <text:p>Z0</text:p>
          </table:table-cell>
          <table:table-cell office:value-type="string">
            <text:p>Zoom zero. <text:s/>Zoom window from 0,0 to 36,24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0.5">
            <text:p>0.5</text:p>
          </table:table-cell>
          <table:table-cell office:value-type="string">
            <text:p>ZA</text:p>
          </table:table-cell>
          <table:table-cell office:value-type="string">
            <text:p>Zoom All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0.5">
            <text:p>0.5</text:p>
          </table:table-cell>
          <table:table-cell office:value-type="string">
            <text:p>ZD</text:p>
          </table:table-cell>
          <table:table-cell office:value-type="string">
            <text:p>Zoom dynamic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0.5">
            <text:p>0.5</text:p>
          </table:table-cell>
          <table:table-cell office:value-type="string">
            <text:p>ZE</text:p>
          </table:table-cell>
          <table:table-cell office:value-type="string">
            <text:p>Zoom extents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ce1" office:value-type="float" office:value="0.5">
            <text:p>0.5</text:p>
          </table:table-cell>
          <table:table-cell table:style-name="ce1" office:value-type="string">
            <text:p>ZI</text:p>
          </table:table-cell>
          <table:table-cell table:style-name="ce1" office:value-type="string">
            <text:p>Zoom in. <text:s/>Zoom 1.5X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table:style-name="Default" office:value-type="float" office:value="0.1">
            <text:p>0.1</text:p>
          </table:table-cell>
          <table:table-cell table:style-name="ce1" office:value-type="string">
            <text:p>ZO</text:p>
          </table:table-cell>
          <table:table-cell table:style-name="ce1" office:value-type="string">
            <text:p>Zoom out. <text:s/>Zoom 0.5X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string">
            <text:p>ZV</text:p>
          </table:table-cell>
          <table:table-cell table:style-name="ce1" office:value-type="string">
            <text:p>Zoom viewmax. <text:s/>Zoom out as far as possible without a regen.</text:p>
          </table:table-cell>
          <table:table-cell office:value-type="float" office:value="1">
            <text:p>$1 </text:p>
          </table:table-cell>
          <table:table-cell table:number-columns-repeated="252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ZW</text:p>
          </table:table-cell>
          <table:table-cell office:value-type="string">
            <text:p>Zoom window.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ZZ</text:p>
          </table:table-cell>
          <table:table-cell office:value-type="string">
            <text:p>Zoom previous</text:p>
          </table:table-cell>
          <table:table-cell office:value-type="float" office:value="1">
            <text:p>$1 </text:p>
          </table:table-cell>
          <table:table-cell table:number-columns-repeated="2"/>
          <table:table-cell table:style-name="ce1"/>
          <table:table-cell table:number-columns-repeated="249"/>
        </table:table-row>
        <table:table-row table:style-name="ro3">
          <table:table-cell table:style-name="ce1"/>
          <table:table-cell table:style-name="ce1" office:value-type="string">
            <text:p>+ This is found in ACAD.PGP.</text:p>
          </table:table-cell>
          <table:table-cell table:style-name="ce1"/>
          <table:table-cell table:number-columns-repeated="253"/>
        </table:table-row>
        <table:table-row table:style-name="ro3">
          <table:table-cell/>
          <table:table-cell office:value-type="string">
            <text:p>NOTE:</text:p>
          </table:table-cell>
          <table:table-cell/>
          <table:table-cell table:style-name="ce2" table:number-columns-repeated="3"/>
          <table:table-cell table:style-name="ce1"/>
          <table:table-cell table:number-columns-repeated="249"/>
        </table:table-row>
        <table:table-row table:style-name="ro3">
          <table:table-cell/>
          <table:table-cell office:value-type="string">
            <text:p>Prices given are per computer.</text:p>
          </table:table-cell>
          <table:table-cell/>
          <table:table-cell table:style-name="ce2" table:number-columns-repeated="3"/>
          <table:table-cell table:style-name="ce1"/>
          <table:table-cell table:number-columns-repeated="249"/>
        </table:table-row>
        <table:table-row table:style-name="ro3">
          <table:table-cell/>
          <table:table-cell office:value-type="string">
            <text:p>You are licensed to use the commands on one computer.</text:p>
          </table:table-cell>
          <table:table-cell/>
          <table:table-cell table:style-name="ce2" table:number-columns-repeated="3"/>
          <table:table-cell table:style-name="ce1"/>
          <table:table-cell table:number-columns-repeated="249"/>
        </table:table-row>
        <table:table-row table:style-name="ro3">
          <table:table-cell/>
          <table:table-cell office:value-type="string">
            <text:p>You do not own the commands.</text:p>
          </table:table-cell>
          <table:table-cell/>
          <table:table-cell table:style-name="ce2" table:number-columns-repeated="3"/>
          <table:table-cell table:number-columns-repeated="250"/>
        </table:table-row>
        <table:table-row table:style-name="ro3">
          <table:table-cell/>
          <table:table-cell office:value-type="string">
            <text:p>You may not decompile or modify the routines in any way.</text:p>
          </table:table-cell>
          <table:table-cell/>
          <table:table-cell table:style-name="ce2" table:number-columns-repeated="3"/>
          <table:table-cell table:number-columns-repeated="250"/>
        </table:table-row>
        <table:table-row table:style-name="ro3">
          <table:table-cell/>
          <table:table-cell table:style-name="ce1" table:number-columns-repeated="2"/>
          <table:table-cell table:number-columns-repeated="253"/>
        </table:table-row>
        <table:table-row table:style-name="ro3">
          <table:table-cell table:style-name="ce1" table:number-columns-repeated="3"/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TOTAL</text:p>
          </table:table-cell>
          <table:table-cell table:formula="oooc:=SUM([.D25:.D376])" office:value-type="float" office:value="920">
            <text:p>$920 </text:p>
          </table:table-cell>
          <table:table-cell table:formula="oooc:=SUM([.E25:.E376])" office:value-type="float" office:value="465">
            <text:p>$465 </text:p>
          </table:table-cell>
          <table:table-cell table:formula="oooc:=SUM([.F25:.F376])" office:value-type="float" office:value="355">
            <text:p>$355 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PRICE FOR ALL COMMANDS</text:p>
          </table:table-cell>
          <table:table-cell table:style-name="ce2" table:number-columns-repeated="2"/>
          <table:table-cell office:value-type="float" office:value="500">
            <text:p>$500 </text:p>
          </table:table-cell>
          <table:table-cell table:number-columns-repeated="250"/>
        </table:table-row>
        <table:table-row table:style-name="ro3">
          <table:table-cell table:number-columns-repeated="3"/>
          <table:table-cell table:style-name="ce2" table:number-columns-repeated="3"/>
          <table:table-cell table:number-columns-repeated="250"/>
        </table:table-row>
        <table:table-row table:style-name="ro3">
          <table:table-cell table:number-columns-repeated="3"/>
          <table:table-cell table:style-name="ce2" table:number-columns-repeated="3"/>
          <table:table-cell table:number-columns-repeated="250"/>
        </table:table-row>
      </table:table>
      <table:table table:name="B" table:style-name="ta2" table:print-ranges="B.B2:B.C363">
        <table:table-column table:style-name="co5" table:number-columns-repeated="256" table:default-cell-style-name="Default"/>
        <table:table-row table:style-name="ro3">
          <table:table-cell table:number-columns-repeated="2"/>
          <table:table-cell office:value-type="string">
            <text:p>{LET UP_ROW,@cellpointer("contents")}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{down}{calc}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{BlockName.Create TEMP,C(0)R(-2)..C(0)R(0)}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{IF UP_ROW=CUR_ROW}{/ Row;Delete}~{UP}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{if @count(TEMP)=3}{branch deldup}</text:p>
          </table:table-cell>
          <table:table-cell table:number-columns-repeated="253"/>
        </table:table-row>
        <table:table-row table:style-name="ro2" table:number-rows-repeated="2">
          <table:table-cell table:style-name="ce12" table:number-columns-repeated="3"/>
          <table:table-cell table:number-columns-repeated="253"/>
        </table:table-row>
        <table:table-row table:style-name="ro2" table:number-rows-repeated="2">
          <table:table-cell table:style-name="ce12" table:number-columns-repeated="2"/>
          <table:table-cell table:number-columns-repeated="254"/>
        </table:table-row>
        <table:table-row table:style-name="ro3" table:number-rows-repeated="3">
          <table:table-cell table:number-columns-repeated="256"/>
        </table:table-row>
        <table:table-row table:style-name="ro2">
          <table:table-cell table:number-columns-repeated="2"/>
          <table:table-cell table:style-name="ce13" table:formula="oooc:=CELL(&quot;CONTENTS&quot;)" office:value-type="string" office:string-value="Err:522">
            <text:p>Err:522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13" office:value-type="string">
            <text:p>GRC</text:p>
          </table:table-cell>
          <table:table-cell table:number-columns-repeated="253"/>
        </table:table-row>
      </table:table>
      <table:named-expressions>
        <table:named-range table:name="CUR_ROW" table:base-cell-address="$A.$A$1" table:cell-range-address="$B.$C$13:.$C$13"/>
        <table:named-range table:name="DELDUP" table:base-cell-address="$A.$A$1" table:cell-range-address="$B.$C$1:.$C$1"/>
        <table:named-range table:name="Excel_BuiltIn_Print_Area_1" table:base-cell-address="$A.$A$1" table:cell-range-address="$A.$B$2:.$C$369" table:range-usable-as="print-range"/>
        <table:named-range table:name="Excel_BuiltIn_Print_Area_2" table:base-cell-address="$A.$A$1" table:cell-range-address="$B.$B$2:.$C$363" table:range-usable-as="print-range"/>
        <table:named-range table:name="UP_ROW" table:base-cell-address="$A.$A$1" table:cell-range-address="$B.$C$14:.$C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18">
      <number:number number:decimal-places="1" number:min-integer-digits="1" number:grouping="true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9P0" style:volatile="true">
      <number:month number:style="long"/>
      <number:text>/</number:text>
      <number:day number:style="long"/>
      <number:text>/</number:text>
      <number:year/>
    </number:date-style>
    <number:date-style style:name="N119">
      <number:month number:style="long"/>
      <number:text>/</number:text>
      <number:day number:style="long"/>
      <number:text>/</number:text>
      <number:year number:style="long"/>
      <style:map style:condition="value()&lt;36526" style:apply-style-name="N119P0"/>
    </number:date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18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urrency" style:family="table-cell" style:parent-style-name="Default" style:data-style-name="N108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ate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F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F3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F4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F5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F6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F7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F8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Fixed" style:family="table-cell" style:parent-style-name="Default" style:data-style-name="N2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HEADING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HEADING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ormal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ercent" style:family="table-cell" style:parent-style-name="Default" style:data-style-name="N11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otal" style:family="table-cell" style:parent-style-name="Default">
      <style:table-cell-properties fo:border-bottom="0.0413in double #000000" style:border-line-width-bottom="0.0138in 0.0138in 0.0138in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in" fo:margin-bottom="0.5098in" fo:margin-left="1in" fo:margin-right="0in" style:first-page-number="continue" style:scale-to-X="1" style:scale-to-Y="6" style:writing-mode="lr-tb"/>
      <style:header-style>
        <style:header-footer-properties fo:min-height="0.2957in" fo:margin-left="0in" fo:margin-right="0.748in" fo:margin-bottom="0.361in"/>
      </style:header-style>
      <style:footer-style>
        <style:header-footer-properties fo:min-height="0.2957in" fo:margin-left="0in" fo:margin-right="0.748in" fo:margin-top="0.222in"/>
      </style:footer-style>
    </style:page-layout>
    <style:page-layout style:name="pm4">
      <style:page-layout-properties style:num-format="1" style:print-orientation="portrait" fo:margin-top="0in" fo:margin-bottom="0.5098in" fo:margin-left="1in" fo:margin-right="0in" style:first-page-number="continue" style:scale-to="70%" style:writing-mode="lr-tb"/>
      <style:header-style>
        <style:header-footer-properties fo:min-height="0.2957in" fo:margin-left="0in" fo:margin-right="0.748in" fo:margin-bottom="0.361in"/>
      </style:header-style>
      <style:footer-style>
        <style:header-footer-properties fo:min-height="0.2957in" fo:margin-left="0in" fo:margin-right="0.748in" fo:margin-top="0.222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19">04/19/2006</text:date>, <text:time>19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pm3">
      <style:header>
        <style:region-left>
          <text:p><text:span text:style-name="T1"><text:s/></text:span><text:span text:style-name="T1"><text:date style:data-style-name="N2" text:date-value="2006-04-19">04/19/2006</text:date></text:span></text:p>
        </style:region-left>
      </style:header>
      <style:header-left style:display="false">
        <style:region-left>
          <text:p><text:span text:style-name="T1"><text:s/></text:span><text:span text:style-name="T1"><text:date style:data-style-name="N2" text:date-value="2006-04-19">04/19/2006</text:date></text:span></text:p>
        </style:region-left>
      </style:header-left>
      <style:footer>
        <style:region-left>
          <text:p><text:span text:style-name="T1"><text:s/></text:span><text:span text:style-name="T1">_________________________________________________________________________________________</text:span></text:p>
          <text:p><text:span text:style-name="T1">HAWS AutoCAD KEYBOARD COMMANDS</text:span></text:p>
        </style:region-left>
        <style:region-center>
          <text:p><text:span text:style-name="T1"><text:s/></text:span></text:p>
          <text:p><text:span text:style-name="T1"/></text:p>
        </style:region-center>
        <style:region-right>
          <text:p><text:span text:style-name="T1"><text:s/></text:span></text:p>
          <text:p><text:span text:style-name="T1"><text:page-number>1</text:page-number></text:span></text:p>
        </style:region-right>
      </style:footer>
      <style:footer-left style:display="false">
        <style:region-left>
          <text:p><text:span text:style-name="T1"><text:s/></text:span><text:span text:style-name="T1">_________________________________________________________________________________________</text:span></text:p>
          <text:p><text:span text:style-name="T1">HAWS AutoCAD KEYBOARD COMMANDS</text:span></text:p>
        </style:region-left>
        <style:region-center>
          <text:p><text:span text:style-name="T1"><text:s/></text:span></text:p>
          <text:p><text:span text:style-name="T1"/></text:p>
        </style:region-center>
        <style:region-right>
          <text:p><text:span text:style-name="T1"><text:s/></text:span></text:p>
          <text:p><text:span text:style-name="T1"><text:page-number>1</text:page-number></text:span></text:p>
        </style:region-right>
      </style:footer-left>
    </style:master-page>
    <style:master-page style:name="PageStyle_5f_B" style:display-name="PageStyle_B" style:page-layout-name="pm4">
      <style:header>
        <style:region-left>
          <text:p><text:span text:style-name="T1"><text:s/></text:span><text:span text:style-name="T1"><text:date style:data-style-name="N2" text:date-value="2006-04-19">04/19/2006</text:date></text:span></text:p>
        </style:region-left>
      </style:header>
      <style:header-left style:display="false">
        <style:region-left>
          <text:p><text:span text:style-name="T1"><text:s/></text:span><text:span text:style-name="T1"><text:date style:data-style-name="N2" text:date-value="2006-04-19">04/19/2006</text:date></text:span></text:p>
        </style:region-left>
      </style:header-left>
      <style:footer>
        <style:region-left>
          <text:p><text:span text:style-name="T1"><text:s/></text:span><text:span text:style-name="T1">_________________________________________________________________________________________</text:span></text:p>
          <text:p><text:span text:style-name="T1">HAWS AutoCAD KEYBOARD COMMANDS</text:span></text:p>
        </style:region-left>
        <style:region-center>
          <text:p><text:span text:style-name="T1"><text:s/></text:span></text:p>
          <text:p><text:span text:style-name="T1"/></text:p>
        </style:region-center>
        <style:region-right>
          <text:p><text:span text:style-name="T1"><text:s/></text:span></text:p>
          <text:p><text:span text:style-name="T1"><text:page-number>1</text:page-number></text:span></text:p>
        </style:region-right>
      </style:footer>
      <style:footer-left style:display="false">
        <style:region-left>
          <text:p><text:span text:style-name="T1"><text:s/></text:span><text:span text:style-name="T1">_________________________________________________________________________________________</text:span></text:p>
          <text:p><text:span text:style-name="T1">HAWS AutoCAD KEYBOARD COMMANDS</text:span></text:p>
        </style:region-left>
        <style:region-center>
          <text:p><text:span text:style-name="T1"><text:s/></text:span></text:p>
          <text:p><text:span text:style-name="T1"/></text:p>
        </style:region-center>
        <style:region-right>
          <text:p><text:span text:style-name="T1"><text:s/></text:span></text:p>
          <text:p><text:span text:style-name="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Tom Haws</meta:initial-creator>
    <meta:creation-date>2000-05-08T22:04:11</meta:creation-date>
    <dc:creator>Thomas G. Haws</dc:creator>
    <dc:date>2001-01-22T17:05:42</dc:date>
    <meta:print-date>2000-01-31T14:02:18</meta:print-date>
    <dc:language>pt-P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1440"/>
  </office:meta>
</office:document-meta>
</file>